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685cm"/>
    </style:style>
    <style:style style:name="gr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5.805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4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5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7" style:family="graphic" style:parent-style-name="standard">
      <style:graphic-properties draw:textarea-horizontal-align="justify" draw:textarea-vertical-align="middle" draw:auto-grow-height="false" fo:min-height="0.108cm" fo:min-width="1.422cm"/>
    </style:style>
    <style:style style:name="gr8" style:family="graphic" style:parent-style-name="standard">
      <style:graphic-properties draw:textarea-horizontal-align="justify" draw:textarea-vertical-align="middle" draw:auto-grow-height="false" fo:min-height="0.184cm" fo:min-width="0.829cm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.187cm" fo:min-width="0.622cm"/>
    </style:style>
    <style:style style:name="gr11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1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2.881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374cm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604cm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 fo:min-height="0.187cm" fo:min-width="0.625cm"/>
    </style:style>
    <style:style style:name="gr16" style:family="graphic" style:parent-style-name="standard">
      <style:graphic-properties svg:stroke-width="0.051cm" svg:stroke-color="#000000" draw:marker-start-width="0.356cm" draw:marker-end-width="0.356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5.409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503cm" fo:min-width="1.38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459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382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1.17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805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96cm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928cm" fo:min-width="2.893cm" fo:padding-top="0.15cm" fo:padding-bottom="0.15cm" fo:padding-left="0.275cm" fo:padding-right="0.275cm"/>
    </style:style>
    <style:style style:name="gr27" style:family="graphic" style:parent-style-name="standard">
      <style:graphic-properties draw:textarea-horizontal-align="justify" draw:textarea-vertical-align="middle" draw:auto-grow-height="false" fo:min-height="0.321cm" fo:min-width="2.167cm"/>
    </style:style>
    <style:style style:name="gr2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68cm"/>
    </style:style>
    <style:style style:name="gr2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3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32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33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34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35" style:family="graphic" style:parent-style-name="standard">
      <style:graphic-properties draw:stroke="none" svg:stroke-color="#000000" draw:fill="none" draw:fill-color="#ffffff" fo:min-height="0.746cm"/>
    </style:style>
    <style:style style:name="gr3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39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41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4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2cm" fo:min-width="0.619cm" fo:padding-top="0.15cm" fo:padding-bottom="0.15cm" fo:padding-left="0.275cm" fo:padding-right="0.275cm"/>
    </style:style>
    <style:style style:name="gr4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4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50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51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52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53" style:family="graphic" style:parent-style-name="standard">
      <style:graphic-properties draw:stroke="none" svg:stroke-color="#000000" draw:fill="none" draw:fill-color="#ffffff" fo:min-height="1.882cm"/>
    </style:style>
    <style:style style:name="gr54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5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56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57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58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59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60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61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63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64" style:family="graphic" style:parent-style-name="standard">
      <style:graphic-properties draw:stroke="none" svg:stroke-color="#000000" draw:fill="none" draw:fill-color="#ffffff" fo:min-height="0.764cm"/>
    </style:style>
    <style:style style:name="gr6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66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67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68" style:family="graphic" style:parent-style-name="standard">
      <style:graphic-properties draw:stroke="none" svg:stroke-color="#000000" draw:fill="none" draw:fill-color="#ffffff" fo:min-height="0.661cm"/>
    </style:style>
    <style:style style:name="gr69" style:family="graphic" style:parent-style-name="Object_20_with_20_no_20_fill_20_and_20_no_20_line">
      <style:graphic-properties draw:textarea-vertical-align="middle" draw:ole-draw-aspect="1" style:protect="siz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71" style:family="graphic" style:parent-style-name="standard">
      <style:graphic-properties draw:stroke="none" draw:fill="none" fo:min-height="1.576cm"/>
    </style:style>
    <style:style style:name="gr72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73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74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75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76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77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78" style:family="graphic" style:parent-style-name="standard">
      <style:graphic-properties draw:stroke="none" svg:stroke-color="#000000" draw:fill="none" draw:fill-color="#ffffff" fo:min-height="1.839cm"/>
    </style:style>
    <style:style style:name="gr79" style:family="graphic" style:parent-style-name="standard">
      <style:graphic-properties draw:stroke="none" svg:stroke-color="#000000" draw:fill="none" draw:fill-color="#ffffff" fo:min-height="1.147cm"/>
    </style:style>
    <style:style style:name="gr80" style:family="graphic" style:parent-style-name="standard">
      <style:graphic-properties draw:stroke="none" svg:stroke-color="#000000" draw:fill="none" draw:fill-color="#ffffff" fo:min-height="3.109cm"/>
    </style:style>
    <style:style style:name="gr8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82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83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84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85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86" style:family="graphic" style:parent-style-name="standard">
      <style:graphic-properties draw:stroke="none" svg:stroke-color="#000000" draw:fill="none" draw:fill-color="#ffffff" fo:min-height="1.02cm"/>
    </style:style>
    <style:style style:name="gr8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88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89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9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91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2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93" style:family="graphic" style:parent-style-name="standard">
      <style:graphic-properties draw:stroke="none" svg:stroke-color="#000000" draw:fill="none" draw:fill-color="#ffffff" fo:min-height="0.766cm"/>
    </style:style>
    <style:style style:name="gr94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95" style:family="graphic" style:parent-style-name="standard">
      <style:graphic-properties draw:stroke="none" svg:stroke-color="#000000" draw:fill="none" draw:fill-color="#ffffff" fo:min-height="0.954cm"/>
    </style:style>
    <style:style style:name="gr96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97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98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standard">
      <style:graphic-properties draw:stroke="none" svg:stroke-color="#000000" draw:fill="none" draw:fill-color="#ffffff" fo:min-height="0.945cm"/>
    </style:style>
    <style:style style:name="gr100" style:family="graphic" style:parent-style-name="standard">
      <style:graphic-properties draw:stroke="none" svg:stroke-color="#000000" draw:fill="none" draw:fill-color="#ffffff" fo:min-height="1.978cm"/>
    </style:style>
    <style:style style:name="gr10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102" style:family="graphic" style:parent-style-name="text">
      <style:graphic-properties draw:textarea-vertical-align="middle" draw:auto-grow-height="false" fo:min-height="6.644cm" fo:min-width="0.47cm"/>
    </style:style>
    <style:style style:name="gr103" style:family="graphic" style:parent-style-name="standard">
      <style:graphic-properties draw:stroke="none" svg:stroke-color="#000000" draw:fill="none" draw:fill-color="#ffffff" fo:min-height="0.712cm"/>
    </style:style>
    <style:style style:name="gr104" style:family="graphic" style:parent-style-name="standard">
      <style:graphic-properties draw:stroke="none" svg:stroke-color="#000000" draw:fill="none" draw:fill-color="#ffffff" fo:min-height="0.988cm"/>
    </style:style>
    <style:style style:name="gr105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106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107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108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10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110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111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11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113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114" style:family="graphic" style:parent-style-name="standard">
      <style:graphic-properties draw:stroke="none" svg:stroke-color="#000000" draw:fill="none" draw:fill-color="#ffffff" fo:min-height="1.423cm"/>
    </style:style>
    <style:style style:name="gr11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116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117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118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119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12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121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22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23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24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8pt" fo:text-shadow="1pt 1pt" style:font-size-asian="18pt" style:font-size-complex="18pt"/>
    </style:style>
    <style:style style:name="P6" style:family="paragraph">
      <style:paragraph-properties fo:text-align="center"/>
      <style:text-properties fo:font-size="18pt" fo:font-weight="bold" style:font-size-asian="18pt" style:font-weight-asian="bold"/>
    </style:style>
    <style:style style:name="P7" style:family="paragraph">
      <loext:graphic-properties draw:fill="solid" draw:fill-color="#ffe5ca"/>
      <style:paragraph-properties fo:text-align="center"/>
      <style:text-properties fo:font-size="18pt" fo:font-weight="bold" style:font-size-asian="18pt" style:font-weight-asian="bold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  <style:text-properties fo:font-size="18pt" style:font-size-asian="18pt"/>
    </style:style>
    <style:style style:name="P10" style:family="paragraph">
      <loext:graphic-properties draw:fill="solid" draw:fill-color="#ffe5ca"/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28pt"/>
    </style:style>
    <style:style style:name="P12" style:family="paragraph">
      <style:paragraph-properties fo:text-align="center"/>
      <style:text-properties fo:font-size="16pt" fo:text-shadow="1pt 1pt" fo:font-weight="bold" style:font-size-asian="16pt" style:font-weight-asian="bold" style:font-size-complex="28pt"/>
    </style:style>
    <style:style style:name="P13" style:family="paragraph">
      <loext:graphic-properties draw:fill="none" draw:fill-color="#ffffff"/>
      <style:text-properties fo:font-size="16pt" style:font-size-asian="16pt" style:font-size-complex="18pt"/>
    </style:style>
    <style:style style:name="P14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15" style:family="paragraph">
      <loext:graphic-properties draw:fill="solid" draw:fill-color="#d1d2d3"/>
      <style:paragraph-properties fo:text-align="center"/>
    </style:style>
    <style:style style:name="P16" style:family="paragraph">
      <style:paragraph-properties fo:text-align="center"/>
      <style:text-properties fo:font-size="13pt" style:font-size-asian="13pt" style:font-size-complex="18pt"/>
    </style:style>
    <style:style style:name="P17" style:family="paragraph">
      <loext:graphic-properties draw:fill="none"/>
      <style:paragraph-properties fo:text-align="center"/>
      <style:text-properties fo:font-size="13pt" style:font-size-asian="13pt" style:font-size-complex="18pt"/>
    </style:style>
    <style:style style:name="P18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20pt" style:font-size-asian="20pt" style:font-size-complex="28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24pt" style:font-size-asian="24pt" style:font-size-complex="18pt"/>
    </style:style>
    <style:style style:name="P28" style:family="paragraph">
      <loext:graphic-properties draw:fill="none" draw:fill-color="#ffffff"/>
      <style:text-properties fo:font-size="20pt" style:font-size-asian="20pt" style:font-size-complex="18pt"/>
    </style:style>
    <style:style style:name="P2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text-shadow="1pt 1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fo:font-weight="bold" style:font-size-asian="13pt" style:font-weight-asian="bold" style:font-size-complex="18pt"/>
    </style:style>
    <style:style style:name="T4" style:family="text">
      <style:text-properties fo:font-size="14pt" style:font-size-asian="13pt" style:font-size-complex="18pt"/>
    </style:style>
    <style:style style:name="T5" style:family="text">
      <style:text-properties fo:font-size="18pt" fo:text-shadow="1pt 1pt" style:font-size-asian="18pt" style:font-size-complex="18pt"/>
    </style:style>
    <style:style style:name="T6" style:family="text">
      <style:text-properties fo:font-size="18pt" fo:text-shadow="1pt 1pt" style:font-size-asian="18pt"/>
    </style:style>
    <style:style style:name="T7" style:family="text">
      <style:text-properties fo:font-size="16pt" fo:text-shadow="1pt 1pt" fo:font-weight="bold" style:font-size-asian="16pt" style:font-weight-asian="bold" style:font-size-complex="28pt"/>
    </style:style>
    <style:style style:name="T8" style:family="text">
      <style:text-properties style:text-outline="false" fo:font-size="14pt" fo:text-shadow="1pt 1pt" style:font-size-asian="14pt" style:font-size-complex="18pt"/>
    </style:style>
    <style:style style:name="T9" style:family="text">
      <style:text-properties fo:font-size="14pt" style:font-size-asian="13pt"/>
    </style:style>
    <style:style style:name="T10" style:family="text">
      <style:text-properties fo:font-size="16pt" style:font-size-asian="16pt" style:font-size-complex="18pt"/>
    </style:style>
    <style:style style:name="T11" style:family="text">
      <style:text-properties style:text-outline="false" fo:font-size="13pt" fo:text-shadow="1pt 1pt" style:font-size-asian="13pt" style:font-size-complex="18pt"/>
    </style:style>
    <style:style style:name="T12" style:family="text">
      <style:text-properties fo:font-size="13pt" style:font-size-asian="13pt" style:font-size-complex="18pt"/>
    </style:style>
    <style:style style:name="T13" style:family="text">
      <style:text-properties fo:font-size="1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4pt"/>
    </style:style>
    <style:style style:name="T16" style:family="text">
      <style:text-properties style:text-outline="true" fo:font-size="20pt" style:font-size-asian="20pt" style:font-size-complex="24pt"/>
    </style:style>
    <style:style style:name="T17" style:family="text">
      <style:text-properties style:font-name="IPAexGothic1" fo:font-size="26pt" style:font-name-asian="IPAexGothic1" style:font-size-asian="26pt" style:font-size-complex="26pt"/>
    </style:style>
    <style:style style:name="T18" style:family="text">
      <style:text-properties style:font-name="IPAexGothic1" fo:font-size="20pt" style:font-name-asian="IPAexGothic1" style:font-size-asian="20pt" style:font-size-complex="20pt"/>
    </style:style>
    <style:style style:name="T19" style:family="text">
      <style:text-properties style:font-name="IPAexGothic1" fo:font-size="36pt" style:font-name-asian="IPAexGothic1" style:font-size-asian="36pt" style:font-size-complex="36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4pt" style:font-size-asian="24pt" style:font-size-complex="18pt"/>
    </style:style>
    <style:style style:name="T22" style:family="text">
      <style:text-properties style:font-name="IPAexGothic" fo:font-size="6pt" style:font-size-asian="18pt" style:font-size-complex="18pt"/>
    </style:style>
    <style:style style:name="T23" style:family="text">
      <style:text-properties fo:font-size="32pt" style:font-size-asian="18pt" style:font-size-complex="18pt"/>
    </style:style>
    <style:style style:name="T24" style:family="text">
      <style:text-properties style:text-outline="true" fo:font-size="24pt" style:font-size-asian="24pt" style:font-size-complex="24pt"/>
    </style:style>
    <style:style style:name="T25" style:family="text">
      <style:text-properties fo:font-size="20pt" style:font-size-asian="20pt" style:font-size-complex="18pt"/>
    </style:style>
    <style:style style:name="T26" style:family="text">
      <style:text-properties fo:font-size="20pt" style:font-size-asian="20pt" style:font-size-complex="28pt"/>
    </style:style>
    <style:style style:name="T2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6" draw:id="id6" draw:layer="layout" svg:width="3.969cm" svg:height="0.962cm" svg:x="2.924cm" svg:y="15.097cm">
          <draw:text-box>
            <text:p><text:span text:style-name="T1">I</text:span><text:span text:style-name="T1">n</text:span><text:span text:style-name="T1">p</text:span><text:span text:style-name="T1">u</text:span><text:span text:style-name="T1">t </text:span><text:span text:style-name="T1">I</text:span><text:span text:style-name="T1">m</text:span><text:span text:style-name="T1">a</text:span><text:span text:style-name="T1">g</text:span><text:span text:style-name="T1">e</text:span></text:p>
          </draw:text-box>
        </draw:frame>
        <draw:custom-shape draw:style-name="gr2" draw:text-style-name="P3" draw:layer="layout" svg:width="6.385cm" svg:height="7.258cm" svg:x="1.905cm" svg:y="7.458cm">
          <text:p text:style-name="P2"><text:span text:style-name="T2">Backbone</text:span></text:p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2.512cm" svg:height="0.948cm" svg:x="9.4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draw:layer="layout" svg:width="1.905cm" svg:height="1.009cm" svg:x="9.687cm" svg:y="8.2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4.956cm" svg:y1="11.903cm" svg:x2="4.956cm" svg:y2="11.395cm">
          <text:p/>
        </draw:line>
        <draw:line draw:style-name="gr9" draw:text-style-name="P3" draw:layer="layout" svg:x1="10.576cm" svg:y1="9.255cm" svg:x2="10.576cm" svg:y2="10.144cm">
          <text:p/>
        </draw:line>
        <draw:line draw:style-name="gr9" draw:text-style-name="P3" draw:layer="layout" svg:x1="6.099cm" svg:y1="9.49cm" svg:x2="10.576cm" svg:y2="9.509cm">
          <text:p/>
        </draw:line>
        <draw:custom-shape draw:style-name="gr10" draw:text-style-name="P2" draw:layer="layout" svg:width="1.705cm" svg:height="1.02cm" svg:x="9.814cm" svg:y="6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2" xml:id="id4" draw:id="id4" draw:layer="layout" svg:width="3.005cm" svg:height="0.927cm" svg:x="9.095cm" svg:y="11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10.576cm" svg:y1="10.652cm" svg:x2="10.576cm" svg:y2="11.414cm">
          <text:p/>
        </draw:line>
        <draw:custom-shape draw:style-name="gr12" draw:text-style-name="P3" draw:layer="layout" svg:width="3.461cm" svg:height="8.636cm" svg:x="8.893cm" svg:y="4.048cm">
          <text:p text:style-name="P2"><text:span text:style-name="T2">Feature</text:span></text:p>
          <text:p text:style-name="P2"><text:span text:style-name="T2">Pyramid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05cm" svg:height="0.927cm" svg:x="3.5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6.199cm" svg:y1="11.009cm" svg:x2="10.576cm" svg:y2="11.033cm">
          <text:p/>
        </draw:line>
        <draw:line draw:style-name="gr9" draw:text-style-name="P3" draw:layer="layout" svg:x1="4.956cm" svg:y1="10.887cm" svg:x2="4.956cm" svg:y2="9.998cm">
          <text:p/>
        </draw:line>
        <draw:line draw:style-name="gr9" draw:text-style-name="P3" draw:layer="layout" svg:x1="4.921cm" svg:y1="13.194cm" svg:x2="4.956cm" svg:y2="12.538cm">
          <text:p/>
        </draw:line>
        <draw:line draw:style-name="gr9" draw:text-style-name="P3" draw:layer="layout" svg:x1="4.956cm" svg:y1="9.363cm" svg:x2="4.956cm" svg:y2="8.728cm">
          <text:p/>
        </draw:line>
        <draw:frame draw:style-name="gr13" draw:text-style-name="P5" draw:layer="layout" svg:width="6.172cm" svg:height="1.673cm" svg:x="13.556cm" svg:y="6.115cm">
          <draw:text-box>
            <text:p text:style-name="P4"><text:span text:style-name="T5">Bo</text:span><text:span text:style-name="T5">x, </text:span><text:span text:style-name="T5">Cl</text:span><text:span text:style-name="T5">as</text:span><text:span text:style-name="T5">s, </text:span></text:p>
            <text:p text:style-name="P4"><text:span text:style-name="T5">k </text:span><text:span text:style-name="T5">M</text:span><text:span text:style-name="T5">as</text:span><text:span text:style-name="T5">k </text:span><text:span text:style-name="T5">Co</text:span><text:span text:style-name="T5">eff</text:span><text:span text:style-name="T5">ici</text:span><text:span text:style-name="T5">en</text:span><text:span text:style-name="T5">ts</text:span></text:p>
          </draw:text-box>
        </draw:frame>
        <draw:custom-shape draw:style-name="gr14" draw:text-style-name="P7" xml:id="id13" draw:id="id13" draw:layer="layout" svg:width="3.302cm" svg:height="1.524cm" svg:x="13.443cm" svg:y="7.785cm">
          <text:p text:style-name="P6"><text:span text:style-name="T2">Prediction</text:span></text:p>
          <text:p text:style-name="P6"><text:span text:style-name="T2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705cm" svg:height="1.016cm" svg:x="9.814cm" svg:y="5.57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10.574cm" svg:y1="8.535cm" svg:x2="10.576cm" svg:y2="7.985cm">
          <text:p/>
        </draw:line>
        <draw:line draw:style-name="gr9" draw:text-style-name="P3" draw:layer="layout" svg:x1="10.573cm" svg:y1="7.156cm" svg:x2="10.575cm" svg:y2="6.606cm">
          <text:p/>
        </draw:line>
        <draw:line draw:style-name="gr9" draw:text-style-name="P3" draw:layer="layout" svg:x1="5.623cm" svg:y1="8.239cm" svg:x2="9.814cm" svg:y2="8.747cm">
          <text:p/>
        </draw:line>
        <draw:custom-shape draw:style-name="gr16" draw:text-style-name="P8" draw:layer="layout" svg:width="0.381cm" svg:height="0.381cm" svg:x="10.356cm" svg:y="9.2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6" draw:text-style-name="P8" draw:layer="layout" svg:width="0.381cm" svg:height="0.381cm" svg:x="10.356cm" svg:y="10.7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3" xml:id="id12" draw:id="id12" draw:layer="layout" svg:width="0.381cm" svg:height="5.969cm" svg:x="12.408cm" svg:y="5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7" xml:id="id3" draw:id="id3" draw:layer="layout" svg:width="2.018cm" svg:height="0.889cm" svg:x="17.44cm" svg:y="8.112cm">
          <text:p text:style-name="P6"><text:span text:style-name="T2">N</text:span><text:span text:style-name="T2">M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" draw:id="id1" draw:layer="layout" svg:width="3.083cm" svg:height="0.762cm" svg:x="13.335cm" svg:y="12.684cm">
          <text:p text:style-name="P9"><text:span text:style-name="T2">Proto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2" draw:id="id2" draw:layer="layout" svg:width="0.508cm" svg:height="0.508cm" svg:x="18.134cm" svg:y="10.363cm">
          <text:p/>
          <draw:enhanced-geometry svg:viewBox="0 0 21600 21600" draw:glue-points="10800 0 3163 3163 0 10800 3163 18437 10800 21600 18437 18437 21600 10800 18437 3163" draw:text-areas="3100 3100 18500 18500" draw:mirror-horizontal="true" draw:type="flowchart-summing-junction" draw:enhanced-path="U 10800 10800 10800 10800 0 360 Z N M 3100 3100 L 18500 18500 N M 3100 18500 L 18500 3100 N"/>
        </draw:custom-shape>
        <draw:frame draw:style-name="gr21" draw:text-style-name="P5" xml:id="id9" draw:id="id9" draw:layer="layout" svg:width="2.633cm" svg:height="1.673cm" svg:x="26.061cm" svg:y="9.782cm">
          <draw:text-box>
            <text:p text:style-name="P4"><text:span text:style-name="T6">Mask</text:span></text:p>
            <text:p text:style-name="P4"><text:span text:style-name="T6">Output</text:span></text:p>
          </draw:text-box>
        </draw:frame>
        <draw:connector draw:style-name="gr22" draw:text-style-name="P3" draw:layer="layout" svg:x1="16.418cm" svg:y1="13.065cm" svg:x2="18.389cm" svg:y2="10.871cm" draw:start-shape="id1" draw:start-glue-point="1" draw:end-shape="id2" draw:end-glue-point="8" svg:d="M16418 13065h1971v-2194" svg:viewBox="0 0 1972 2195">
          <text:p/>
        </draw:connector>
        <draw:connector draw:style-name="gr22" draw:text-style-name="P3" draw:layer="layout" draw:type="line" svg:x1="18.449cm" svg:y1="9.001cm" svg:x2="18.389cm" svg:y2="10.363cm" draw:start-shape="id3" draw:start-glue-point="2" draw:end-shape="id2" draw:end-glue-point="4" svg:d="M18449 9001l-60 1362" svg:viewBox="0 0 61 1363">
          <text:p/>
        </draw:connector>
        <draw:connector draw:style-name="gr22" draw:text-style-name="P3" draw:layer="layout" svg:x1="10.597cm" svg:y1="11.96cm" svg:x2="13.335cm" svg:y2="13.065cm" draw:start-shape="id4" draw:start-glue-point="2" draw:end-shape="id1" draw:end-glue-point="3" svg:d="M10597 11960v1105h2738" svg:viewBox="0 0 2739 1106">
          <text:p/>
        </draw:connector>
        <draw:connector draw:style-name="gr22" draw:text-style-name="P3" draw:layer="layout" draw:type="line" svg:x1="18.642cm" svg:y1="10.617cm" svg:x2="19.674cm" svg:y2="10.618cm" draw:start-shape="id2" draw:start-glue-point="6" draw:end-shape="id5" draw:end-glue-point="3" svg:d="M18642 10617l1032 1" svg:viewBox="0 0 1033 2">
          <text:p/>
        </draw:connector>
        <draw:connector draw:style-name="gr22" draw:text-style-name="P3" draw:layer="layout" draw:type="line" svg:x1="4.908cm" svg:y1="15.097cm" svg:x2="4.912cm" svg:y2="13.808cm" draw:start-shape="id6" draw:start-glue-point="0" draw:end-shape="id7" draw:end-glue-point="2" svg:d="M4908 15097l4-1289" svg:viewBox="0 0 5 1290">
          <text:p/>
        </draw:connector>
        <draw:custom-shape draw:style-name="gr23" draw:text-style-name="P7" xml:id="id5" draw:id="id5" draw:layer="layout" svg:width="1.799cm" svg:height="0.762cm" svg:x="19.674cm" svg:y="10.237cm">
          <text:p text:style-name="P6"><text:span text:style-name="T2">C</text:span><text:span text:style-name="T2">r</text:span><text:span text:style-name="T2">o</text:span><text:span text:style-name="T2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xml:id="id8" draw:id="id8" draw:layer="layout" svg:width="3.429cm" svg:height="0.762cm" svg:x="21.971cm" svg:y="10.237cm">
          <text:p text:style-name="P6"><text:span text:style-name="T2">Thres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draw:type="line" svg:x1="21.473cm" svg:y1="10.618cm" svg:x2="21.971cm" svg:y2="10.618cm" draw:start-shape="id5" draw:start-glue-point="1" draw:end-shape="id8" draw:end-glue-point="3" svg:d="M21473 10618h498" svg:viewBox="0 0 499 1">
          <text:p/>
        </draw:connector>
        <draw:connector draw:style-name="gr22" draw:text-style-name="P3" draw:layer="layout" draw:type="line" svg:x1="25.4cm" svg:y1="10.618cm" svg:x2="26.061cm" svg:y2="10.618cm" draw:start-shape="id8" draw:start-glue-point="1" draw:end-shape="id9" draw:end-glue-point="3" svg:d="M25400 10618h661" svg:viewBox="0 0 662 1">
          <text:p/>
        </draw:connector>
        <draw:frame draw:style-name="gr25" draw:text-style-name="P5" draw:layer="layout" svg:width="4.048cm" svg:height="1.046cm" svg:x="14.859cm" svg:y="13.416cm">
          <draw:text-box>
            <text:p text:style-name="P4"><text:span text:style-name="T5">k</text:span><text:span text:style-name="T5"> </text:span><text:span text:style-name="T5">p</text:span><text:span text:style-name="T5">r</text:span><text:span text:style-name="T5">o</text:span><text:span text:style-name="T5">t</text:span><text:span text:style-name="T5">o</text:span><text:span text:style-name="T5">t</text:span><text:span text:style-name="T5">y</text:span><text:span text:style-name="T5">p</text:span><text:span text:style-name="T5">e</text:span><text:span text:style-name="T5">s</text:span></text:p>
          </draw:text-box>
        </draw:frame>
        <draw:custom-shape draw:style-name="gr26" draw:text-style-name="P7" xml:id="id10" draw:id="id10" draw:layer="layout" svg:width="3.683cm" svg:height="2.468cm" svg:x="18.75cm" svg:y="11.64cm">
          <text:p text:style-name="P6"><text:span text:style-name="T2">Fas</text:span><text:span text:style-name="T2">t </text:span><text:span text:style-name="T2">Ma</text:span><text:span text:style-name="T2">sk</text:span></text:p>
          <text:p text:style-name="P6"><text:span text:style-name="T2">Re-</text:span><text:span text:style-name="T2">sco</text:span><text:span text:style-name="T2">rin</text:span><text:span text:style-name="T2">g</text:span></text:p>
          <text:p text:style-name="P6"><text:span text:style-name="T2">Net</text:span><text:span text:style-name="T2">wor</text:span><text:span text:style-name="T2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" draw:layer="layout" draw:type="line" svg:x1="20.573cm" svg:y1="10.999cm" svg:x2="20.591cm" svg:y2="11.64cm" draw:start-shape="id5" draw:start-glue-point="2" draw:end-shape="id10" draw:end-glue-point="0" svg:d="M20573 10999l18 641" svg:viewBox="0 0 19 642">
          <text:p/>
        </draw:connector>
        <draw:custom-shape draw:style-name="gr27" draw:text-style-name="P12" xml:id="id11" draw:id="id11" draw:layer="layout" svg:width="2.859cm" svg:height="0.762cm" svg:x="23.43cm" svg:y="12.403cm">
          <text:p text:style-name="P11"><text:span text:style-name="T7">1×1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2" draw:text-style-name="P3" draw:layer="layout" draw:type="line" svg:x1="22.433cm" svg:y1="12.874cm" svg:x2="23.43cm" svg:y2="12.88cm" draw:start-shape="id10" draw:start-glue-point="1" draw:end-shape="id11" draw:end-glue-point="6" svg:d="M22433 12874l997 6" svg:viewBox="0 0 998 7">
          <text:p/>
        </draw:connector>
        <draw:connector draw:style-name="gr22" draw:text-style-name="P3" draw:layer="layout" draw:type="line" svg:x1="12.789cm" svg:y1="8.557cm" svg:x2="13.443cm" svg:y2="8.547cm" draw:start-shape="id12" draw:start-glue-point="6" draw:end-shape="id13" draw:end-glue-point="3" svg:d="M12789 8557l654-10" svg:viewBox="0 0 655 11">
          <text:p/>
        </draw:connector>
        <draw:connector draw:style-name="gr22" draw:text-style-name="P3" draw:layer="layout" draw:type="line" svg:x1="16.745cm" svg:y1="8.547cm" svg:x2="17.44cm" svg:y2="8.556cm" draw:start-shape="id13" draw:start-glue-point="1" draw:end-shape="id3" draw:end-glue-point="3" svg:d="M16745 8547l695 9" svg:viewBox="0 0 696 10">
          <text:p/>
        </draw:connector>
        <draw:frame draw:style-name="gr28" draw:text-style-name="P5" draw:layer="layout" svg:width="3.384cm" svg:height="0.962cm" svg:x="23.262cm" svg:y="13.183cm">
          <draw:text-box>
            <text:p text:style-name="P4"><text:span text:style-name="T6">Mask IoU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line draw:style-name="gr29" draw:text-style-name="P3" draw:layer="layout" svg:x1="6.556cm" svg:y1="16.221cm" svg:x2="6.521cm" svg:y2="13.808cm">
          <text:p/>
        </draw:line>
        <draw:frame draw:style-name="gr30" draw:text-style-name="P1" draw:layer="layout" svg:width="3.852cm" svg:height="1.517cm" svg:x="4.651cm" svg:y="16.194cm">
          <draw:text-box>
            <text:p><text:span text:style-name="T1">Input Image</text:span></text:p>
            <text:p><text:span text:style-name="T8">608×608×3</text:span></text:p>
          </draw:text-box>
        </draw:frame>
        <draw:custom-shape draw:style-name="gr31" draw:text-style-name="P3" draw:layer="layout" svg:width="6.858cm" svg:height="7.258cm" svg:x="3.032cm" svg:y="7.45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9"/></text:p>
          <text:p text:style-name="P2"><text:span text:style-name="T9"/></text:p>
          <text:p text:style-name="P2"><text:span text:style-name="T4"><text:s text:c="27"/></text:span><text:span text:style-name="T4">CSPDarknet5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6.556cm" svg:y1="11.903cm" svg:x2="6.556cm" svg:y2="11.395cm">
          <text:p/>
        </draw:line>
        <draw:line draw:style-name="gr9" draw:text-style-name="P3" draw:layer="layout" svg:x1="6.556cm" svg:y1="7.966cm" svg:x2="6.556cm" svg:y2="6.442cm">
          <text:p/>
        </draw:line>
        <draw:g>
          <draw:connector draw:style-name="gr33" draw:text-style-name="P3" xml:id="id14" draw:id="id14" draw:layer="layout" svg:x1="13.414cm" svg:y1="12.877cm" svg:x2="17.732cm" svg:y2="12.877cm" svg:d="M13414 12877h4318" svg:viewBox="0 0 4319 1">
            <text:p/>
          </draw:connector>
          <draw:connector draw:style-name="gr34" draw:text-style-name="P3" draw:layer="layout" svg:x1="17.732cm" svg:y1="12.877cm" svg:x2="17.732cm" svg:y2="11.903cm" draw:start-shape="id14" draw:start-glue-point="3" svg:d="M17732 12877v-974" svg:viewBox="0 0 1 975">
            <text:p/>
          </draw:connector>
        </draw:g>
        <draw:line draw:style-name="gr9" draw:text-style-name="P3" draw:layer="layout" svg:x1="12.236cm" svg:y1="8.012cm" svg:x2="12.271cm" svg:y2="10.125cm">
          <text:p/>
        </draw:line>
        <draw:line draw:style-name="gr29" draw:text-style-name="P3" draw:layer="layout" svg:x1="7.699cm" svg:y1="9.49cm" svg:x2="12.271cm" svg:y2="8.982cm">
          <text:p/>
        </draw:line>
        <draw:line draw:style-name="gr29" draw:text-style-name="P3" draw:layer="layout" svg:x1="12.871cm" svg:y1="7.504cm" svg:x2="17.697cm" svg:y2="7.504cm">
          <text:p/>
        </draw:line>
        <draw:line draw:style-name="gr29" draw:text-style-name="P3" draw:layer="layout" svg:x1="13.287cm" svg:y1="10.125cm" svg:x2="17.732cm" svg:y2="10.125cm">
          <text:p/>
        </draw:line>
        <draw:frame draw:style-name="gr35" draw:text-style-name="P13" draw:layer="layout" svg:width="1.777cm" svg:height="0.996cm" svg:x="6.556cm" svg:y="6.489cm">
          <draw:text-box>
            <text:p><text:span text:style-name="T10">SPP</text:span></text:p>
          </draw:text-box>
        </draw:frame>
        <draw:custom-shape draw:style-name="gr6" draw:text-style-name="P2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33" draw:text-style-name="P3" xml:id="id15" draw:id="id15" draw:layer="layout" svg:x1="7.191cm" svg:y1="5.934cm" svg:x2="12.271cm" svg:y2="5.934cm" svg:d="M7191 5934h5080" svg:viewBox="0 0 5081 1">
            <text:p/>
          </draw:connector>
          <draw:connector draw:style-name="gr34" draw:text-style-name="P3" draw:layer="layout" svg:x1="12.271cm" svg:y1="5.934cm" svg:x2="12.271cm" svg:y2="7.204cm" draw:start-shape="id15" draw:start-glue-point="3" svg:d="M12271 5934v1270" svg:viewBox="0 0 1 1271">
            <text:p/>
          </draw:connector>
        </draw:g>
        <draw:custom-shape draw:style-name="gr11" draw:text-style-name="P2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12.236cm" svg:y1="10.683cm" svg:x2="12.271cm" svg:y2="12.665cm">
          <text:p/>
        </draw:line>
        <draw:custom-shape draw:style-name="gr36" draw:text-style-name="P3" draw:layer="layout" svg:width="9.998cm" svg:height="9.906cm" svg:x="10.493cm" svg:y="4.81cm">
          <text:p text:style-name="P2"><text:span text:style-name="T10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8.748cm" svg:y1="8.855cm" svg:x2="22.717cm" svg:y2="8.874cm">
          <text:p/>
        </draw:line>
        <draw:custom-shape draw:style-name="gr11" draw:text-style-name="P2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8.875cm" svg:y1="11.395cm" svg:x2="22.336cm" svg:y2="11.414cm">
          <text:p/>
        </draw:line>
        <draw:custom-shape draw:style-name="gr6" draw:text-style-name="P2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8.494cm" svg:y1="6.061cm" svg:x2="22.971cm" svg:y2="6.08cm">
          <text:p/>
        </draw:line>
        <draw:line draw:style-name="gr37" draw:text-style-name="P3" draw:layer="layout" svg:x1="17.732cm" svg:y1="8.601cm" svg:x2="17.732cm" svg:y2="6.569cm">
          <text:p/>
        </draw:line>
        <draw:line draw:style-name="gr37" draw:text-style-name="P3" draw:layer="layout" svg:x1="17.732cm" svg:y1="11.268cm" svg:x2="17.732cm" svg:y2="9.363cm">
          <text:p/>
        </draw:line>
        <draw:custom-shape draw:style-name="gr11" draw:text-style-name="P2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7.799cm" svg:y1="11.009cm" svg:x2="12.271cm" svg:y2="11.522cm">
          <text:p/>
        </draw:line>
        <draw:line draw:style-name="gr9" draw:text-style-name="P3" draw:layer="layout" svg:x1="6.556cm" svg:y1="10.887cm" svg:x2="6.556cm" svg:y2="9.998cm">
          <text:p/>
        </draw:line>
        <draw:frame draw:style-name="gr38" draw:text-style-name="P14" draw:layer="layout" svg:width="3.344cm" svg:height="0.763cm" svg:x="6.556cm" svg:y="13.681cm">
          <draw:text-box>
            <text:p><text:span text:style-name="T11">304×304×64</text:span></text:p>
          </draw:text-box>
        </draw:frame>
        <draw:line draw:style-name="gr9" draw:text-style-name="P3" draw:layer="layout" svg:x1="6.521cm" svg:y1="13.194cm" svg:x2="6.556cm" svg:y2="12.538cm">
          <text:p/>
        </draw:line>
        <draw:line draw:style-name="gr9" draw:text-style-name="P3" draw:layer="layout" svg:x1="6.556cm" svg:y1="9.363cm" svg:x2="6.556cm" svg:y2="8.728cm">
          <text:p/>
        </draw:line>
        <draw:frame draw:style-name="gr38" draw:text-style-name="P14" draw:layer="layout" svg:width="3.344cm" svg:height="0.763cm" svg:x="6.456cm" svg:y="11.882cm">
          <draw:text-box>
            <text:p><text:span text:style-name="T11">152×152×128</text:span></text:p>
          </draw:text-box>
        </draw:frame>
        <draw:custom-shape draw:style-name="gr39" draw:text-style-name="P15" draw:layer="layout" svg:width="0.635cm" svg:height="0.635cm" svg:x="11.911cm" svg:y="8.6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635cm" svg:height="0.635cm" svg:x="11.89cm" svg:y="11.20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635cm" svg:height="0.635cm" svg:x="17.411cm" svg:y="9.8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635cm" svg:height="0.635cm" svg:x="17.411cm" svg:y="7.1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2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2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8" draw:text-style-name="P14" draw:layer="layout" svg:width="3.048cm" svg:height="0.763cm" svg:x="22.193cm" svg:y="11.802cm">
          <draw:text-box>
            <text:p><text:span text:style-name="T11">76×76×255</text:span></text:p>
          </draw:text-box>
        </draw:frame>
        <draw:frame draw:style-name="gr38" draw:text-style-name="P14" draw:layer="layout" svg:width="3.048cm" svg:height="0.763cm" svg:x="22.293cm" svg:y="9.203cm">
          <draw:text-box>
            <text:p><text:span text:style-name="T11">38×38×255</text:span></text:p>
          </draw:text-box>
        </draw:frame>
        <draw:frame draw:style-name="gr38" draw:text-style-name="P14" draw:layer="layout" svg:width="3.048cm" svg:height="0.763cm" svg:x="22.293cm" svg:y="6.303cm">
          <draw:text-box>
            <text:p><text:span text:style-name="T11">19×19×255</text:span></text:p>
          </draw:text-box>
        </draw:frame>
        <draw:frame draw:style-name="gr38" draw:text-style-name="P14" draw:layer="layout" svg:width="3.344cm" svg:height="0.763cm" svg:x="4.156cm" svg:y="10.783cm">
          <draw:text-box>
            <text:p><text:span text:style-name="T11">76×76×256</text:span></text:p>
          </draw:text-box>
        </draw:frame>
        <draw:frame draw:style-name="gr38" draw:text-style-name="P14" draw:layer="layout" svg:width="3.344cm" svg:height="0.763cm" svg:x="4.156cm" svg:y="9.384cm">
          <draw:text-box>
            <text:p><text:span text:style-name="T11">38×38×512</text:span></text:p>
          </draw:text-box>
        </draw:frame>
        <draw:frame draw:style-name="gr38" draw:text-style-name="P14" draw:layer="layout" svg:width="3.344cm" svg:height="0.763cm" svg:x="3.956cm" svg:y="7.885cm">
          <draw:text-box>
            <text:p><text:span text:style-name="T11">19×19×1024</text:span></text:p>
          </draw:text-box>
        </draw:frame>
        <draw:frame draw:style-name="gr38" draw:text-style-name="P14" draw:layer="layout" svg:width="3.344cm" svg:height="0.763cm" svg:x="4.256cm" svg:y="4.686cm">
          <draw:text-box>
            <text:p><text:span text:style-name="T11">19×19×512</text:span></text:p>
          </draw:text-box>
        </draw:frame>
        <draw:frame draw:style-name="gr38" draw:text-style-name="P14" draw:layer="layout" svg:width="3.344cm" svg:height="0.763cm" svg:x="12.256cm" svg:y="6.287cm">
          <draw:text-box>
            <text:p><text:span text:style-name="T11">19×19×512</text:span></text:p>
          </draw:text-box>
        </draw:frame>
        <draw:frame draw:style-name="gr38" draw:text-style-name="P14" draw:layer="layout" svg:width="3.344cm" svg:height="0.763cm" svg:x="12.256cm" svg:y="9.085cm">
          <draw:text-box>
            <text:p><text:span text:style-name="T11">38×38×256</text:span></text:p>
          </draw:text-box>
        </draw:frame>
        <draw:frame draw:style-name="gr38" draw:text-style-name="P14" draw:layer="layout" svg:width="3.344cm" svg:height="0.763cm" svg:x="12.256cm" svg:y="11.686cm">
          <draw:text-box>
            <text:p><text:span text:style-name="T11">76×76×128</text:span></text:p>
          </draw:text-box>
        </draw:frame>
        <draw:frame draw:style-name="gr38" draw:text-style-name="P14" draw:layer="layout" svg:width="3.344cm" svg:height="0.763cm" svg:x="17.656cm" svg:y="4.887cm">
          <draw:text-box>
            <text:p><text:span text:style-name="T11">19×19×512</text:span></text:p>
          </draw:text-box>
        </draw:frame>
        <draw:frame draw:style-name="gr38" draw:text-style-name="P14" draw:layer="layout" svg:width="3.344cm" svg:height="0.763cm" svg:x="17.656cm" svg:y="7.685cm">
          <draw:text-box>
            <text:p><text:span text:style-name="T11">38×38×256</text:span></text:p>
          </draw:text-box>
        </draw:frame>
        <draw:frame draw:style-name="gr38" draw:text-style-name="P14" draw:layer="layout" svg:width="3.344cm" svg:height="0.763cm" svg:x="17.656cm" svg:y="10.286cm">
          <draw:text-box>
            <text:p><text:span text:style-name="T11">76×76×128</text:span></text:p>
          </draw:text-box>
        </draw:frame>
        <draw:frame draw:style-name="gr42" draw:text-style-name="P1" draw:layer="layout" svg:width="3.644cm" svg:height="0.962cm" svg:x="22.032cm" svg:y="4.591cm">
          <draw:text-box>
            <text:p><text:span text:style-name="T1">Box, Class</text:span></text:p>
          </draw:text-box>
        </draw:frame>
        <draw:custom-shape draw:style-name="gr39" draw:text-style-name="P15" draw:layer="layout" svg:width="0.635cm" svg:height="0.635cm" svg:x="11.302cm" svg:y="17.99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651cm" svg:height="1.016cm" svg:x="13.239cm" svg:y="16.101cm">
          <text:p text:style-name="P16"><text:span text:style-name="T12">1×1</text:span></text:p>
          <text:p text:style-name="P16"><text:span text:style-name="T12">Co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29" draw:text-style-name="P3" draw:layer="layout" svg:x1="4.556cm" svg:y1="16.621cm" svg:x2="4.521cm" svg:y2="14.208cm">
          <text:p/>
        </draw:line>
        <draw:frame draw:style-name="gr30" draw:text-style-name="P1" draw:layer="layout" svg:width="3.852cm" svg:height="1.517cm" svg:x="2.651cm" svg:y="16.594cm">
          <draw:text-box>
            <text:p><text:span text:style-name="T1">Input Image</text:span></text:p>
            <text:p><text:span text:style-name="T8">608×608×3</text:span></text:p>
          </draw:text-box>
        </draw:frame>
        <draw:custom-shape draw:style-name="gr44" draw:text-style-name="P3" draw:layer="layout" svg:width="5.623cm" svg:height="11.43cm" svg:x="1.854cm" svg:y="4.302cm">
          <text:p text:style-name="P2">CSPDarknet53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4.556cm" svg:y1="12.303cm" svg:x2="4.556cm" svg:y2="11.795cm">
          <text:p/>
        </draw:line>
        <draw:line draw:style-name="gr9" draw:text-style-name="P3" draw:layer="layout" svg:x1="4.556cm" svg:y1="8.366cm" svg:x2="4.556cm" svg:y2="6.842cm">
          <text:p/>
        </draw:line>
        <draw:g>
          <draw:connector draw:style-name="gr33" draw:text-style-name="P3" xml:id="id16" draw:id="id16" draw:layer="layout" svg:x1="11.414cm" svg:y1="13.277cm" svg:x2="15.732cm" svg:y2="13.277cm" svg:d="M11414 13277h4318" svg:viewBox="0 0 4319 1">
            <text:p/>
          </draw:connector>
          <draw:connector draw:style-name="gr34" draw:text-style-name="P3" draw:layer="layout" svg:x1="15.732cm" svg:y1="13.277cm" svg:x2="15.732cm" svg:y2="12.303cm" draw:start-shape="id16" draw:start-glue-point="3" svg:d="M15732 13277v-974" svg:viewBox="0 0 1 975">
            <text:p/>
          </draw:connector>
        </draw:g>
        <draw:line draw:style-name="gr9" draw:text-style-name="P3" draw:layer="layout" svg:x1="10.236cm" svg:y1="8.412cm" svg:x2="10.271cm" svg:y2="10.525cm">
          <text:p/>
        </draw:line>
        <draw:line draw:style-name="gr29" draw:text-style-name="P3" draw:layer="layout" svg:x1="5.699cm" svg:y1="9.89cm" svg:x2="10.271cm" svg:y2="9.382cm">
          <text:p/>
        </draw:line>
        <draw:line draw:style-name="gr29" draw:text-style-name="P3" draw:layer="layout" svg:x1="10.871cm" svg:y1="7.904cm" svg:x2="15.697cm" svg:y2="7.904cm">
          <text:p/>
        </draw:line>
        <draw:line draw:style-name="gr29" draw:text-style-name="P3" draw:layer="layout" svg:x1="11.287cm" svg:y1="10.525cm" svg:x2="15.732cm" svg:y2="10.525cm">
          <text:p/>
        </draw:line>
        <draw:frame draw:style-name="gr35" draw:text-style-name="P13" draw:layer="layout" svg:width="1.777cm" svg:height="0.996cm" svg:x="4.556cm" svg:y="6.989cm">
          <draw:text-box>
            <text:p><text:span text:style-name="T10">SPP</text:span></text:p>
          </draw:text-box>
        </draw:frame>
        <draw:custom-shape draw:style-name="gr6" draw:text-style-name="P2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33" draw:text-style-name="P3" xml:id="id17" draw:id="id17" draw:layer="layout" svg:x1="5.191cm" svg:y1="6.334cm" svg:x2="10.271cm" svg:y2="6.334cm" svg:d="M5191 6334h5080" svg:viewBox="0 0 5081 1">
            <text:p/>
          </draw:connector>
          <draw:connector draw:style-name="gr34" draw:text-style-name="P3" draw:layer="layout" svg:x1="10.271cm" svg:y1="6.334cm" svg:x2="10.271cm" svg:y2="7.604cm" draw:start-shape="id17" draw:start-glue-point="3" svg:d="M10271 6334v1270" svg:viewBox="0 0 1 1271">
            <text:p/>
          </draw:connector>
        </draw:g>
        <draw:custom-shape draw:style-name="gr11" draw:text-style-name="P2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10.236cm" svg:y1="11.083cm" svg:x2="10.271cm" svg:y2="13.065cm">
          <text:p/>
        </draw:line>
        <draw:custom-shape draw:style-name="gr45" draw:text-style-name="P3" draw:layer="layout" svg:width="17.11cm" svg:height="12.7cm" svg:x="1.381cm" svg:y="3.54cm">
          <text:p text:style-name="P2"><text:span text:style-name="T10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6.748cm" svg:y1="9.255cm" svg:x2="21.701cm" svg:y2="9.255cm">
          <text:p/>
        </draw:line>
        <draw:custom-shape draw:style-name="gr11" draw:text-style-name="P2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6.875cm" svg:y1="11.795cm" svg:x2="21.574cm" svg:y2="11.795cm">
          <text:p/>
        </draw:line>
        <draw:custom-shape draw:style-name="gr6" draw:text-style-name="P2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6.494cm" svg:y1="6.461cm" svg:x2="22.082cm" svg:y2="6.461cm">
          <text:p/>
        </draw:line>
        <draw:line draw:style-name="gr37" draw:text-style-name="P3" draw:layer="layout" svg:x1="15.732cm" svg:y1="9.001cm" svg:x2="15.732cm" svg:y2="6.969cm">
          <text:p/>
        </draw:line>
        <draw:line draw:style-name="gr37" draw:text-style-name="P3" draw:layer="layout" svg:x1="15.732cm" svg:y1="11.668cm" svg:x2="15.732cm" svg:y2="9.763cm">
          <text:p/>
        </draw:line>
        <draw:custom-shape draw:style-name="gr11" draw:text-style-name="P2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5.799cm" svg:y1="11.409cm" svg:x2="10.271cm" svg:y2="11.922cm">
          <text:p/>
        </draw:line>
        <draw:line draw:style-name="gr9" draw:text-style-name="P3" draw:layer="layout" svg:x1="4.556cm" svg:y1="11.287cm" svg:x2="4.556cm" svg:y2="10.398cm">
          <text:p/>
        </draw:line>
        <draw:frame draw:style-name="gr38" draw:text-style-name="P14" draw:layer="layout" svg:width="3.344cm" svg:height="0.763cm" svg:x="4.556cm" svg:y="14.081cm">
          <draw:text-box>
            <text:p><text:span text:style-name="T11">304×304×64</text:span></text:p>
          </draw:text-box>
        </draw:frame>
        <draw:line draw:style-name="gr9" draw:text-style-name="P3" draw:layer="layout" svg:x1="4.521cm" svg:y1="13.594cm" svg:x2="4.556cm" svg:y2="12.938cm">
          <text:p/>
        </draw:line>
        <draw:line draw:style-name="gr9" draw:text-style-name="P3" draw:layer="layout" svg:x1="4.556cm" svg:y1="9.763cm" svg:x2="4.556cm" svg:y2="9.128cm">
          <text:p/>
        </draw:line>
        <draw:frame draw:style-name="gr38" draw:text-style-name="P14" draw:layer="layout" svg:width="3.344cm" svg:height="0.763cm" svg:x="4.456cm" svg:y="12.282cm">
          <draw:text-box>
            <text:p><text:span text:style-name="T11">152×152×128</text:span></text:p>
          </draw:text-box>
        </draw:frame>
        <draw:custom-shape draw:style-name="gr39" draw:text-style-name="P15" draw:layer="layout" svg:width="0.635cm" svg:height="0.635cm" svg:x="9.911cm" svg:y="9.0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635cm" svg:height="0.635cm" svg:x="9.89cm" svg:y="11.60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635cm" svg:height="0.635cm" svg:x="15.411cm" svg:y="10.2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635cm" svg:height="0.635cm" svg:x="15.411cm" svg:y="7.5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2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2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8" draw:text-style-name="P14" draw:layer="layout" svg:width="3.048cm" svg:height="0.763cm" svg:x="21.393cm" svg:y="12.202cm">
          <draw:text-box>
            <text:p><text:span text:style-name="T11">76×76×255</text:span></text:p>
          </draw:text-box>
        </draw:frame>
        <draw:frame draw:style-name="gr38" draw:text-style-name="P14" draw:layer="layout" svg:width="3.048cm" svg:height="0.763cm" svg:x="21.493cm" svg:y="9.603cm">
          <draw:text-box>
            <text:p><text:span text:style-name="T11">38×38×255</text:span></text:p>
          </draw:text-box>
        </draw:frame>
        <draw:frame draw:style-name="gr38" draw:text-style-name="P14" draw:layer="layout" svg:width="3.048cm" svg:height="0.763cm" svg:x="21.493cm" svg:y="6.703cm">
          <draw:text-box>
            <text:p><text:span text:style-name="T11">19×19×255</text:span></text:p>
          </draw:text-box>
        </draw:frame>
        <draw:frame draw:style-name="gr38" draw:text-style-name="P14" draw:layer="layout" svg:width="3.344cm" svg:height="0.763cm" svg:x="2.156cm" svg:y="11.183cm">
          <draw:text-box>
            <text:p><text:span text:style-name="T11">76×76×256</text:span></text:p>
          </draw:text-box>
        </draw:frame>
        <draw:frame draw:style-name="gr38" draw:text-style-name="P14" draw:layer="layout" svg:width="3.344cm" svg:height="0.763cm" svg:x="2.156cm" svg:y="9.784cm">
          <draw:text-box>
            <text:p><text:span text:style-name="T11">38×38×512</text:span></text:p>
          </draw:text-box>
        </draw:frame>
        <draw:frame draw:style-name="gr38" draw:text-style-name="P14" draw:layer="layout" svg:width="3.344cm" svg:height="0.763cm" svg:x="1.956cm" svg:y="8.285cm">
          <draw:text-box>
            <text:p><text:span text:style-name="T11">19×19×1024</text:span></text:p>
          </draw:text-box>
        </draw:frame>
        <draw:frame draw:style-name="gr38" draw:text-style-name="P14" draw:layer="layout" svg:width="3.344cm" svg:height="0.763cm" svg:x="2.256cm" svg:y="5.086cm">
          <draw:text-box>
            <text:p><text:span text:style-name="T11">19×19×512</text:span></text:p>
          </draw:text-box>
        </draw:frame>
        <draw:frame draw:style-name="gr38" draw:text-style-name="P14" draw:layer="layout" svg:width="3.344cm" svg:height="0.763cm" svg:x="10.256cm" svg:y="6.687cm">
          <draw:text-box>
            <text:p><text:span text:style-name="T11">19×19×512</text:span></text:p>
          </draw:text-box>
        </draw:frame>
        <draw:frame draw:style-name="gr38" draw:text-style-name="P14" draw:layer="layout" svg:width="3.344cm" svg:height="0.763cm" svg:x="10.256cm" svg:y="9.485cm">
          <draw:text-box>
            <text:p><text:span text:style-name="T11">38×38×256</text:span></text:p>
          </draw:text-box>
        </draw:frame>
        <draw:frame draw:style-name="gr38" draw:text-style-name="P14" draw:layer="layout" svg:width="3.344cm" svg:height="0.763cm" svg:x="10.256cm" svg:y="12.086cm">
          <draw:text-box>
            <text:p><text:span text:style-name="T11">76×76×128</text:span></text:p>
          </draw:text-box>
        </draw:frame>
        <draw:frame draw:style-name="gr38" draw:text-style-name="P14" draw:layer="layout" svg:width="3.344cm" svg:height="0.763cm" svg:x="15.656cm" svg:y="5.287cm">
          <draw:text-box>
            <text:p><text:span text:style-name="T11">19×19×512</text:span></text:p>
          </draw:text-box>
        </draw:frame>
        <draw:frame draw:style-name="gr38" draw:text-style-name="P14" draw:layer="layout" svg:width="3.344cm" svg:height="0.763cm" svg:x="15.656cm" svg:y="8.085cm">
          <draw:text-box>
            <text:p><text:span text:style-name="T11">38×38×256</text:span></text:p>
          </draw:text-box>
        </draw:frame>
        <draw:frame draw:style-name="gr38" draw:text-style-name="P14" draw:layer="layout" svg:width="3.344cm" svg:height="0.763cm" svg:x="15.656cm" svg:y="10.686cm">
          <draw:text-box>
            <text:p><text:span text:style-name="T11">76×76×128</text:span></text:p>
          </draw:text-box>
        </draw:frame>
        <draw:frame draw:style-name="gr42" draw:text-style-name="P1" draw:layer="layout" svg:width="3.644cm" svg:height="0.962cm" svg:x="21.232cm" svg:y="4.991cm">
          <draw:text-box>
            <text:p><text:span text:style-name="T1">Box, </text:span><text:span text:style-name="T1">Class</text:span></text:p>
          </draw:text-box>
        </draw:frame>
      </draw:page>
      <draw:page draw:name="page5" draw:style-name="dp1" draw:master-page-name="Default">
        <draw:line draw:style-name="gr29" draw:text-style-name="P3" draw:layer="layout" svg:x1="3.296cm" svg:y1="13.431cm" svg:x2="3.275cm" svg:y2="11.682cm">
          <text:p/>
        </draw:line>
        <draw:frame draw:style-name="gr46" draw:text-style-name="P18" draw:layer="layout" svg:width="2.348cm" svg:height="2.783cm" svg:x="2.135cm" svg:y="13.431cm">
          <draw:text-box>
            <text:p><text:span text:style-name="T1">Input </text:span><text:span text:style-name="T1">Image</text:span></text:p>
            <text:p><text:span text:style-name="T8">608×608×3</text:span></text:p>
          </draw:text-box>
        </draw:frame>
        <draw:custom-shape draw:style-name="gr47" draw:text-style-name="P3" draw:layer="layout" svg:width="3.428cm" svg:height="8.745cm" svg:x="1.649cm" svg:y="4.103cm">
          <text:p text:style-name="P2">CSPDarknet53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2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2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2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2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2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3.296cm" svg:y1="10.225cm" svg:x2="3.296cm" svg:y2="9.836cm">
          <text:p/>
        </draw:line>
        <draw:line draw:style-name="gr9" draw:text-style-name="P3" draw:layer="layout" svg:x1="3.296cm" svg:y1="7.212cm" svg:x2="3.296cm" svg:y2="6.046cm">
          <text:p/>
        </draw:line>
        <draw:g>
          <draw:connector draw:style-name="gr33" draw:text-style-name="P3" xml:id="id18" draw:id="id18" draw:layer="layout" svg:x1="7.477cm" svg:y1="10.97cm" svg:x2="10.109cm" svg:y2="10.97cm" svg:d="M7477 10970h2632" svg:viewBox="0 0 2633 1">
            <text:p/>
          </draw:connector>
          <draw:connector draw:style-name="gr34" draw:text-style-name="P3" draw:layer="layout" svg:x1="10.109cm" svg:y1="10.97cm" svg:x2="10.109cm" svg:y2="10.225cm" draw:start-shape="id18" draw:start-glue-point="3" svg:d="M10109 10970v-745" svg:viewBox="0 0 1 746">
            <text:p/>
          </draw:connector>
        </draw:g>
        <draw:line draw:style-name="gr9" draw:text-style-name="P3" draw:layer="layout" svg:x1="6.758cm" svg:y1="7.248cm" svg:x2="6.779cm" svg:y2="8.865cm">
          <text:p/>
        </draw:line>
        <draw:line draw:style-name="gr29" draw:text-style-name="P3" draw:layer="layout" svg:x1="3.993cm" svg:y1="8.379cm" svg:x2="6.78cm" svg:y2="7.99cm">
          <text:p/>
        </draw:line>
        <draw:line draw:style-name="gr29" draw:text-style-name="P3" draw:layer="layout" svg:x1="7.146cm" svg:y1="6.859cm" svg:x2="10.088cm" svg:y2="6.859cm">
          <text:p/>
        </draw:line>
        <draw:line draw:style-name="gr29" draw:text-style-name="P3" draw:layer="layout" svg:x1="7.399cm" svg:y1="8.864cm" svg:x2="10.108cm" svg:y2="8.864cm">
          <text:p/>
        </draw:line>
        <draw:frame draw:style-name="gr53" draw:text-style-name="P13" draw:layer="layout" svg:width="1.083cm" svg:height="2.132cm" svg:x="3.296cm" svg:y="6.159cm">
          <draw:text-box>
            <text:p><text:span text:style-name="T10">SPP</text:span></text:p>
          </draw:text-box>
        </draw:frame>
        <draw:custom-shape draw:style-name="gr51" draw:text-style-name="P2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33" draw:text-style-name="P3" xml:id="id19" draw:id="id19" draw:layer="layout" svg:x1="3.683cm" svg:y1="5.658cm" svg:x2="6.78cm" svg:y2="5.658cm" svg:d="M3683 5658h3097" svg:viewBox="0 0 3098 1">
            <text:p/>
          </draw:connector>
          <draw:connector draw:style-name="gr34" draw:text-style-name="P3" draw:layer="layout" svg:x1="6.78cm" svg:y1="5.658cm" svg:x2="6.78cm" svg:y2="6.629cm" draw:start-shape="id19" draw:start-glue-point="3" svg:d="M6780 5658v971" svg:viewBox="0 0 1 972">
            <text:p/>
          </draw:connector>
        </draw:g>
        <draw:custom-shape draw:style-name="gr54" draw:text-style-name="P2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3" draw:layer="layout" svg:x1="6.758cm" svg:y1="9.291cm" svg:x2="6.779cm" svg:y2="10.807cm">
          <text:p/>
        </draw:line>
        <draw:custom-shape draw:style-name="gr55" draw:text-style-name="P3" draw:layer="layout" svg:width="10.429cm" svg:height="9.717cm" svg:x="1.361cm" svg:y="3.52cm">
          <text:p text:style-name="P2"><text:span text:style-name="T10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0.728cm" svg:y1="7.893cm" svg:x2="13.747cm" svg:y2="7.893cm">
          <text:p/>
        </draw:line>
        <draw:custom-shape draw:style-name="gr57" draw:text-style-name="P2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0.805cm" svg:y1="9.836cm" svg:x2="13.669cm" svg:y2="9.836cm">
          <text:p/>
        </draw:line>
        <draw:custom-shape draw:style-name="gr58" draw:text-style-name="P2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0.573cm" svg:y1="5.755cm" svg:x2="13.979cm" svg:y2="5.755cm">
          <text:p/>
        </draw:line>
        <draw:line draw:style-name="gr37" draw:text-style-name="P3" draw:layer="layout" svg:x1="10.109cm" svg:y1="7.699cm" svg:x2="10.109cm" svg:y2="6.144cm">
          <text:p/>
        </draw:line>
        <draw:line draw:style-name="gr37" draw:text-style-name="P3" draw:layer="layout" svg:x1="10.109cm" svg:y1="9.739cm" svg:x2="10.109cm" svg:y2="8.281cm">
          <text:p/>
        </draw:line>
        <draw:custom-shape draw:style-name="gr57" draw:text-style-name="P2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4.054cm" svg:y1="9.541cm" svg:x2="6.78cm" svg:y2="9.934cm">
          <text:p/>
        </draw:line>
        <draw:line draw:style-name="gr9" draw:text-style-name="P3" draw:layer="layout" svg:x1="3.296cm" svg:y1="9.447cm" svg:x2="3.296cm" svg:y2="8.767cm">
          <text:p/>
        </draw:line>
        <draw:frame draw:style-name="gr59" draw:text-style-name="P14" draw:layer="layout" svg:width="2.039cm" svg:height="1.275cm" svg:x="3.296cm" svg:y="11.585cm">
          <draw:text-box>
            <text:p><text:span text:style-name="T11">304×304×64</text:span></text:p>
          </draw:text-box>
        </draw:frame>
        <draw:line draw:style-name="gr9" draw:text-style-name="P3" draw:layer="layout" svg:x1="3.275cm" svg:y1="11.213cm" svg:x2="3.296cm" svg:y2="10.711cm">
          <text:p/>
        </draw:line>
        <draw:line draw:style-name="gr9" draw:text-style-name="P3" draw:layer="layout" svg:x1="3.296cm" svg:y1="8.281cm" svg:x2="3.296cm" svg:y2="7.795cm">
          <text:p/>
        </draw:line>
        <draw:frame draw:style-name="gr59" draw:text-style-name="P14" draw:layer="layout" svg:width="2.039cm" svg:height="1.275cm" svg:x="3.235cm" svg:y="10.209cm">
          <draw:text-box>
            <text:p><text:span text:style-name="T11">152×152×128</text:span></text:p>
          </draw:text-box>
        </draw:frame>
        <draw:custom-shape draw:style-name="gr60" draw:text-style-name="P15" draw:layer="layout" svg:width="0.387cm" svg:height="0.486cm" svg:x="6.56cm" svg:y="7.72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387cm" svg:height="0.486cm" svg:x="6.548cm" svg:y="9.6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draw:layer="layout" svg:width="0.387cm" svg:height="0.485cm" svg:x="9.913cm" svg:y="8.64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draw:layer="layout" svg:width="0.387cm" svg:height="0.486cm" svg:x="9.913cm" svg:y="6.5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2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3" draw:text-style-name="P2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14" draw:layer="layout" svg:width="1.858cm" svg:height="1.275cm" svg:x="13.437cm" svg:y="10.147cm">
          <draw:text-box>
            <text:p><text:span text:style-name="T11">76×76×255</text:span></text:p>
          </draw:text-box>
        </draw:frame>
        <draw:frame draw:style-name="gr59" draw:text-style-name="P14" draw:layer="layout" svg:width="1.858cm" svg:height="1.275cm" svg:x="13.498cm" svg:y="8.159cm">
          <draw:text-box>
            <text:p><text:span text:style-name="T11">38×38×255</text:span></text:p>
          </draw:text-box>
        </draw:frame>
        <draw:frame draw:style-name="gr59" draw:text-style-name="P14" draw:layer="layout" svg:width="1.858cm" svg:height="1.275cm" svg:x="13.62cm" svg:y="5.94cm">
          <draw:text-box>
            <text:p><text:span text:style-name="T11">19×19×255</text:span></text:p>
          </draw:text-box>
        </draw:frame>
        <draw:frame draw:style-name="gr59" draw:text-style-name="P14" draw:layer="layout" svg:width="2.039cm" svg:height="1.275cm" svg:x="1.833cm" svg:y="9.368cm">
          <draw:text-box>
            <text:p><text:span text:style-name="T11">76×76×256</text:span></text:p>
          </draw:text-box>
        </draw:frame>
        <draw:frame draw:style-name="gr59" draw:text-style-name="P14" draw:layer="layout" svg:width="2.039cm" svg:height="1.275cm" svg:x="1.833cm" svg:y="8.297cm">
          <draw:text-box>
            <text:p><text:span text:style-name="T11">38×38×512</text:span></text:p>
          </draw:text-box>
        </draw:frame>
        <draw:frame draw:style-name="gr59" draw:text-style-name="P14" draw:layer="layout" svg:width="2.039cm" svg:height="1.275cm" svg:x="1.711cm" svg:y="7.15cm">
          <draw:text-box>
            <text:p><text:span text:style-name="T11">19×19×1024</text:span></text:p>
          </draw:text-box>
        </draw:frame>
        <draw:frame draw:style-name="gr59" draw:text-style-name="P14" draw:layer="layout" svg:width="2.039cm" svg:height="1.275cm" svg:x="1.711cm" svg:y="5.085cm">
          <draw:text-box>
            <text:p><text:span text:style-name="T11">19×19×512</text:span></text:p>
          </draw:text-box>
        </draw:frame>
        <draw:frame draw:style-name="gr59" draw:text-style-name="P14" draw:layer="layout" svg:width="2.038cm" svg:height="1.275cm" svg:x="6.771cm" svg:y="5.928cm">
          <draw:text-box>
            <text:p><text:span text:style-name="T11">19×19×512</text:span></text:p>
          </draw:text-box>
        </draw:frame>
        <draw:frame draw:style-name="gr59" draw:text-style-name="P14" draw:layer="layout" svg:width="2.038cm" svg:height="1.275cm" svg:x="6.771cm" svg:y="8.069cm">
          <draw:text-box>
            <text:p><text:span text:style-name="T11">38×38×256</text:span></text:p>
          </draw:text-box>
        </draw:frame>
        <draw:frame draw:style-name="gr59" draw:text-style-name="P14" draw:layer="layout" svg:width="2.038cm" svg:height="1.275cm" svg:x="6.771cm" svg:y="10.059cm">
          <draw:text-box>
            <text:p><text:span text:style-name="T11">76×76×128</text:span></text:p>
          </draw:text-box>
        </draw:frame>
        <draw:frame draw:style-name="gr59" draw:text-style-name="P14" draw:layer="layout" svg:width="2.039cm" svg:height="1.275cm" svg:x="10.062cm" svg:y="4.857cm">
          <draw:text-box>
            <text:p><text:span text:style-name="T11">19×19×512</text:span></text:p>
          </draw:text-box>
        </draw:frame>
        <draw:frame draw:style-name="gr59" draw:text-style-name="P14" draw:layer="layout" svg:width="2.039cm" svg:height="1.275cm" svg:x="10.062cm" svg:y="6.997cm">
          <draw:text-box>
            <text:p><text:span text:style-name="T11">38×38×256</text:span></text:p>
          </draw:text-box>
        </draw:frame>
        <draw:frame draw:style-name="gr59" draw:text-style-name="P14" draw:layer="layout" svg:width="2.039cm" svg:height="1.275cm" svg:x="10.062cm" svg:y="8.988cm">
          <draw:text-box>
            <text:p><text:span text:style-name="T11">76×76×128</text:span></text:p>
          </draw:text-box>
        </draw:frame>
      </draw:page>
      <draw:page draw:name="page6" draw:style-name="dp1" draw:master-page-name="Default">
        <draw:line draw:style-name="gr29" draw:text-style-name="P3" draw:layer="layout" svg:x1="4.556cm" svg:y1="16.494cm" svg:x2="4.521cm" svg:y2="14.208cm">
          <text:p/>
        </draw:line>
        <draw:frame draw:style-name="gr64" draw:text-style-name="P19" draw:layer="layout" svg:width="3.852cm" svg:height="1.014cm" svg:x="2.598cm" svg:y="16.503cm">
          <draw:text-box>
            <text:p><text:span text:style-name="T13">Input Image</text:span></text:p>
          </draw:text-box>
        </draw:frame>
        <draw:custom-shape draw:style-name="gr65" draw:text-style-name="P20" draw:layer="layout" svg:width="10.957cm" svg:height="10.795cm" svg:x="1.854cm" svg:y="4.937cm">
          <text:p text:style-name="P2"><text:span text:style-name="T13">CSPDarknet53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4.521cm" svg:y1="11.033cm" svg:x2="4.521cm" svg:y2="9.321cm">
          <text:p/>
        </draw:line>
        <draw:line draw:style-name="gr29" draw:text-style-name="P3" draw:layer="layout" svg:x1="4.521cm" svg:y1="13.573cm" svg:x2="4.521cm" svg:y2="11.668cm">
          <text:p/>
        </draw:line>
        <draw:line draw:style-name="gr29" draw:text-style-name="P3" draw:layer="layout" svg:x1="4.521cm" svg:y1="8.62cm" svg:x2="4.521cm" svg:y2="7.096cm">
          <text:p/>
        </draw:line>
        <draw:line draw:style-name="gr29" draw:text-style-name="P3" draw:layer="layout" svg:x1="16.332cm" svg:y1="6.461cm" svg:x2="20.895cm" svg:y2="10.271cm">
          <text:p/>
        </draw:line>
        <draw:line draw:style-name="gr29" draw:text-style-name="P3" draw:layer="layout" svg:x1="23.952cm" svg:y1="10.267cm" svg:x2="26.492cm" svg:y2="10.271cm">
          <text:p/>
        </draw:line>
        <draw:custom-shape draw:style-name="gr66" draw:text-style-name="P21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22" draw:layer="layout" svg:width="1.382cm" svg:height="2.955cm" svg:x="26.507cm" svg:y="8.586cm">
          <text:p text:style-name="P2"><text:span text:style-name="T14"/></text:p>
          <text:p text:style-name="P2"><text:span text:style-name="T15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6.713cm" svg:y1="8.747cm" svg:x2="20.875cm" svg:y2="10.251cm">
          <text:p/>
        </draw:line>
        <draw:line draw:style-name="gr29" draw:text-style-name="P3" draw:layer="layout" svg:x1="17.348cm" svg:y1="11.16cm" svg:x2="20.855cm" svg:y2="10.231cm">
          <text:p/>
        </draw:line>
        <draw:line draw:style-name="gr29" draw:text-style-name="P3" draw:layer="layout" svg:x1="17.475cm" svg:y1="13.573cm" svg:x2="20.835cm" svg:y2="10.231cm">
          <text:p/>
        </draw:line>
        <draw:line draw:style-name="gr29" draw:text-style-name="P3" draw:layer="layout" svg:x1="10.236cm" svg:y1="10.483cm" svg:x2="10.236cm" svg:y2="12.261cm">
          <text:p/>
        </draw:line>
        <draw:g>
          <draw:connector draw:style-name="gr33" draw:text-style-name="P3" xml:id="id20" draw:id="id20" draw:layer="layout" svg:x1="5.41cm" svg:y1="6.461cm" svg:x2="10.271cm" svg:y2="6.461cm" svg:d="M5410 6461h4861" svg:viewBox="0 0 4862 1">
            <text:p/>
          </draw:connector>
          <draw:connector draw:style-name="gr34" draw:text-style-name="P3" draw:layer="layout" svg:x1="10.271cm" svg:y1="6.461cm" svg:x2="10.271cm" svg:y2="7.604cm" draw:start-shape="id20" draw:start-glue-point="3" svg:d="M10271 6461v1143" svg:viewBox="0 0 1 1144">
            <text:p/>
          </draw:connector>
        </draw:g>
        <draw:g>
          <draw:connector draw:style-name="gr33" draw:text-style-name="P3" xml:id="id21" draw:id="id21" draw:layer="layout" svg:x1="12.268cm" svg:y1="14.928cm" svg:x2="15.605cm" svg:y2="14.928cm" svg:d="M12268 14928h3337" svg:viewBox="0 0 3338 1">
            <text:p/>
          </draw:connector>
          <draw:connector draw:style-name="gr34" draw:text-style-name="P3" draw:layer="layout" svg:x1="15.605cm" svg:y1="14.928cm" svg:x2="15.605cm" svg:y2="13.954cm" draw:start-shape="id21" draw:start-glue-point="3" svg:d="M15605 14928v-974" svg:viewBox="0 0 1 975">
            <text:p/>
          </draw:connector>
        </draw:g>
        <draw:line draw:style-name="gr29" draw:text-style-name="P3" draw:layer="layout" svg:x1="10.236cm" svg:y1="12.896cm" svg:x2="10.236cm" svg:y2="14.674cm">
          <text:p/>
        </draw:line>
        <draw:line draw:style-name="gr29" draw:text-style-name="P3" draw:layer="layout" svg:x1="10.236cm" svg:y1="8.412cm" svg:x2="10.236cm" svg:y2="9.936cm">
          <text:p/>
        </draw:line>
        <draw:line draw:style-name="gr29" draw:text-style-name="P3" draw:layer="layout" svg:x1="5.632cm" svg:y1="8.768cm" svg:x2="10.236cm" svg:y2="8.747cm">
          <text:p/>
        </draw:line>
        <draw:line draw:style-name="gr29" draw:text-style-name="P3" draw:layer="layout" svg:x1="6.172cm" svg:y1="11.181cm" svg:x2="10.236cm" svg:y2="11.16cm">
          <text:p/>
        </draw:line>
        <draw:line draw:style-name="gr29" draw:text-style-name="P3" draw:layer="layout" svg:x1="6.752cm" svg:y1="13.474cm" svg:x2="10.236cm" svg:y2="13.446cm">
          <text:p/>
        </draw:line>
        <draw:line draw:style-name="gr29" draw:text-style-name="P3" draw:layer="layout" svg:x1="10.871cm" svg:y1="7.904cm" svg:x2="15.697cm" svg:y2="7.904cm">
          <text:p/>
        </draw:line>
        <draw:line draw:style-name="gr29" draw:text-style-name="P3" draw:layer="layout" svg:x1="11.252cm" svg:y1="10.102cm" svg:x2="15.697cm" svg:y2="10.102cm">
          <text:p/>
        </draw:line>
        <draw:line draw:style-name="gr29" draw:text-style-name="P3" draw:layer="layout" svg:x1="11.76cm" svg:y1="12.388cm" svg:x2="15.697cm" svg:y2="12.388cm">
          <text:p/>
        </draw:line>
        <draw:line draw:style-name="gr29" draw:text-style-name="P3" draw:layer="layout" svg:x1="15.721cm" svg:y1="11.054cm" svg:x2="15.721cm" svg:y2="9.342cm">
          <text:p/>
        </draw:line>
        <draw:line draw:style-name="gr29" draw:text-style-name="P3" draw:layer="layout" svg:x1="15.697cm" svg:y1="13.319cm" svg:x2="15.721cm" svg:y2="11.689cm">
          <text:p/>
        </draw:line>
        <draw:line draw:style-name="gr29" draw:text-style-name="P3" draw:layer="layout" svg:x1="15.721cm" svg:y1="8.641cm" svg:x2="15.721cm" svg:y2="7.117cm">
          <text:p/>
        </draw:line>
        <draw:frame draw:style-name="gr68" draw:text-style-name="P13" draw:layer="layout" svg:width="1.397cm" svg:height="0.911cm" svg:x="24.46cm" svg:y="9.36cm">
          <draw:text-box>
            <text:p><text:span text:style-name="T10">FC</text:span></text:p>
          </draw:text-box>
        </draw:frame>
        <draw:frame draw:style-name="gr35" draw:text-style-name="P13" draw:layer="layout" svg:width="1.777cm" svg:height="0.996cm" svg:x="18.711cm" svg:y="7.85cm">
          <draw:text-box>
            <text:p><text:span text:style-name="T10">SPP</text:span></text:p>
          </draw:text-box>
        </draw:frame>
        <draw:custom-shape draw:style-name="gr45" draw:text-style-name="P20" draw:layer="layout" svg:width="17.11cm" svg:height="12.7cm" svg:x="1.381cm" svg:y="3.54cm">
          <text:p text:style-name="P2"><text:span text:style-name="T10">Modified PAN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frame draw:style-name="gr69" draw:text-style-name="P2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9" draw:text-style-name="P2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9" draw:text-style-name="P2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9" draw:text-style-name="P2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9" draw:text-style-name="P2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9" draw:text-style-name="P2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9" draw:text-style-name="P2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9" draw:text-style-name="P2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70" draw:text-style-name="P2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0" draw:text-style-name="P2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71" draw:text-style-name="P23" draw:layer="layout" svg:width="3.461cm" svg:height="1.826cm" svg:x="19.67cm" svg:y="16.305cm">
          <draw:text-box>
            <text:p><text:span text:style-name="T16">28×</text:span><text:span text:style-name="T16">28</text:span></text:p>
            <text:p><text:span text:style-name="T16"><text:s text:c="7"/></text:span><text:span text:style-name="T16">×25</text:span><text:span text:style-name="T16">6</text:span></text:p>
          </draw:text-box>
        </draw:frame>
      </draw:page>
      <draw:page draw:name="page7" draw:style-name="dp1" draw:master-page-name="Default">
        <draw:custom-shape draw:style-name="gr72" draw:text-style-name="P2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3" draw:text-style-name="P2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2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8" draw:style-name="dp1" draw:master-page-name="Default">
        <draw:custom-shape draw:style-name="gr75" draw:text-style-name="P2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2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7" draw:text-style-name="P2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8" draw:text-style-name="P24" draw:layer="layout" svg:width="6.096cm" svg:height="2.089cm" svg:x="14.081cm" svg:y="3.286cm">
          <draw:text-box>
            <text:p><text:span text:style-name="T17">テ</text:span><text:span text:style-name="T17">キ</text:span><text:span text:style-name="T17">ス</text:span><text:span text:style-name="T17">ト</text:span><text:span text:style-name="T17">漢</text:span><text:span text:style-name="T17">字</text:span></text:p>
          </draw:text-box>
        </draw:frame>
        <draw:frame draw:style-name="gr79" draw:text-style-name="P24" draw:layer="layout" svg:width="5.588cm" svg:height="1.397cm" svg:x="14.081cm" svg:y="4.987cm">
          <draw:text-box>
            <text:p><text:span text:style-name="T17">AB</text:span><text:span text:style-name="T17">Ca</text:span><text:span text:style-name="T17">bc</text:span></text:p>
          </draw:text-box>
        </draw:frame>
        <draw:frame draw:style-name="gr80" draw:text-style-name="P24" draw:layer="layout" svg:width="5.588cm" svg:height="3.359cm" svg:x="13.681cm" svg:y="6.888cm">
          <draw:text-box>
            <text:p><text:span text:style-name="T18">Ch</text:span><text:span text:style-name="T18">ann</text:span><text:span text:style-name="T18">el</text:span><text:span text:style-name="T17"> </text:span><text:span text:style-name="T17">He</text:span><text:span text:style-name="T17">ig</text:span><text:span text:style-name="T17">ht </text:span><text:span text:style-name="T19">W</text:span><text:span text:style-name="T19">id</text:span><text:span text:style-name="T19">th</text:span></text:p>
          </draw:text-box>
        </draw:frame>
        <draw:custom-shape draw:style-name="gr81" draw:text-style-name="P3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82" draw:text-style-name="P2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2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2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2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8.366cm" svg:y1="11.795cm" svg:x2="8.366cm" svg:y2="9.89cm">
          <text:p/>
        </draw:line>
        <draw:line draw:style-name="gr29" draw:text-style-name="P3" draw:layer="layout" svg:x1="8.366cm" svg:y1="15.097cm" svg:x2="8.366cm" svg:y2="13.192cm">
          <text:p/>
        </draw:line>
        <draw:line draw:style-name="gr29" draw:text-style-name="P3" draw:layer="layout" svg:x1="8.366cm" svg:y1="18.145cm" svg:x2="8.366cm" svg:y2="16.621cm">
          <text:p/>
        </draw:line>
        <draw:frame draw:style-name="gr86" draw:text-style-name="P25" draw:layer="layout" svg:width="4.191cm" svg:height="1.27cm" svg:x="6.334cm" svg:y="18.145cm">
          <draw:text-box>
            <text:p>Input Image</text:p>
          </draw:text-box>
        </draw:frame>
        <draw:line draw:style-name="gr29" draw:text-style-name="P3" draw:layer="layout" svg:x1="8.366cm" svg:y1="8.616cm" svg:x2="8.366cm" svg:y2="6.711cm">
          <text:p/>
        </draw:line>
        <draw:custom-shape draw:style-name="gr87" draw:text-style-name="P3" draw:layer="layout" svg:width="13.589cm" svg:height="13.97cm" svg:x="1.762cm" svg:y="3.28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88" draw:text-style-name="P22" draw:layer="layout" svg:width="2.205cm" svg:height="9.779cm" svg:x="3.589cm" svg:y="4.683cm"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26" draw:layer="layout" svg:width="7.908cm" svg:height="1.306cm" svg:x="15.793cm" svg:y="8.62cm">
          <text:p text:style-name="P2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0" draw:text-style-name="P3" draw:layer="layout" svg:width="25.414cm" svg:height="10.541cm" svg:x="3.286cm" svg:y="4.302cm">
          <text:p text:style-name="P2"><text:s text:c="114"/>R-CNN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1cm" svg:y1="9.509cm" svg:x2="3.159cm" svg:y2="9.509cm">
          <text:p/>
        </draw:line>
        <draw:custom-shape draw:style-name="gr89" draw:text-style-name="P26" draw:layer="layout" svg:width="7.908cm" svg:height="1.306cm" svg:x="7.594cm" svg:y="8.621cm">
          <text:p text:style-name="P2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5.236cm" svg:y1="9.422cm" svg:x2="7.395cm" svg:y2="9.422cm">
          <text:p/>
        </draw:line>
        <draw:connector draw:style-name="gr92" draw:text-style-name="P3" draw:layer="layout" svg:x1="23.955cm" svg:y1="9.255cm" svg:x2="26.525cm" svg:y2="7.726cm" svg:d="M23955 9255h1285v-1529h1285" svg:viewBox="0 0 2571 1530">
          <text:p/>
        </draw:connector>
        <draw:frame draw:style-name="gr93" draw:text-style-name="P25" draw:layer="layout" svg:width="3.048cm" svg:height="1.016cm" svg:x="0.619cm" svg:y="8.366cm">
          <draw:text-box>
            <text:p>RoIAlign</text:p>
          </draw:text-box>
        </draw:frame>
        <draw:connector draw:style-name="gr92" draw:text-style-name="P3" draw:layer="layout" svg:x1="23.936cm" svg:y1="9.257cm" svg:x2="26.553cm" svg:y2="10.718cm" svg:d="M23936 9257h1309v1461h1308" svg:viewBox="0 0 2618 1462">
          <text:p/>
        </draw:connector>
        <draw:frame draw:style-name="gr93" draw:text-style-name="P25" draw:layer="layout" svg:width="2.413cm" svg:height="1.016cm" svg:x="26.495cm" svg:y="7.223cm">
          <draw:text-box>
            <text:p>Class</text:p>
          </draw:text-box>
        </draw:frame>
        <draw:frame draw:style-name="gr93" draw:text-style-name="P25" draw:layer="layout" svg:width="1.778cm" svg:height="1.016cm" svg:x="26.622cm" svg:y="10.144cm">
          <draw:text-box>
            <text:p>Box</text:p>
          </draw:text-box>
        </draw:frame>
      </draw:page>
      <draw:page draw:name="page11" draw:style-name="dp1" draw:master-page-name="Default">
        <draw:custom-shape draw:style-name="gr94" draw:text-style-name="P26" draw:layer="layout" svg:width="4.495cm" svg:height="0.888cm" svg:x="19.853cm" svg:y="8.92cm">
          <text:p text:style-name="P2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0" draw:text-style-name="P3" draw:layer="layout" svg:width="25.414cm" svg:height="10.541cm" svg:x="3.286cm" svg:y="4.30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108"/><text:span text:style-name="T21">MaskIoU Head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4.81cm" svg:y1="3.667cm" svg:x2="4.81cm" svg:y2="5.318cm">
          <text:p/>
        </draw:line>
        <draw:custom-shape draw:style-name="gr94" draw:text-style-name="P26" draw:layer="layout" svg:width="4.495cm" svg:height="0.888cm" svg:x="15.194cm" svg:y="8.921cm">
          <text:p text:style-name="P2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5" draw:text-style-name="P27" draw:layer="layout" svg:width="3.968cm" svg:height="1.204cm" svg:x="24.432cm" svg:y="7.597cm">
          <draw:text-box>
            <text:p><text:span text:style-name="T21">Ma</text:span><text:span text:style-name="T21">skI</text:span><text:span text:style-name="T21">oU</text:span></text:p>
          </draw:text-box>
        </draw:frame>
        <draw:custom-shape draw:style-name="gr96" draw:text-style-name="P26" draw:layer="layout" svg:width="1.916cm" svg:height="0.888cm" svg:x="25.353cm" svg:y="8.83cm">
          <text:p text:style-name="P2"><text:span text:style-name="T20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22" draw:layer="layout" svg:width="2.205cm" svg:height="8.128cm" svg:x="3.64cm" svg:y="5.319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14">14×14</text:span></text:p>
          <text:p text:style-name="P2"><text:span text:style-name="T14"><text:s text:c="7"/></text:span><text:span text:style-name="T14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8" draw:text-style-name="P3" draw:layer="layout" svg:x1="5.318cm" svg:y1="9.509cm" svg:x2="7.477cm" svg:y2="9.509cm">
          <text:p/>
        </draw:line>
        <draw:custom-shape draw:style-name="gr97" draw:text-style-name="P22" draw:layer="layout" svg:width="2.205cm" svg:height="8.128cm" svg:x="7.491cm" svg:y="5.319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9.138cm" svg:y1="9.423cm" svg:x2="11.297cm" svg:y2="9.423cm">
          <text:p/>
        </draw:line>
        <draw:custom-shape draw:style-name="gr97" draw:text-style-name="P22" draw:layer="layout" svg:width="2.205cm" svg:height="8.128cm" svg:x="11.342cm" svg:y="5.319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2.989cm" svg:y1="9.423cm" svg:x2="15.148cm" svg:y2="9.423cm">
          <text:p/>
        </draw:line>
        <draw:frame draw:style-name="gr99" draw:text-style-name="P27" draw:layer="layout" svg:width="1.618cm" svg:height="1.195cm" svg:x="5.819cm" svg:y="8.366cm">
          <draw:text-box>
            <text:p><text:span text:style-name="T21">×3</text:span></text:p>
          </draw:text-box>
        </draw:frame>
        <draw:frame draw:style-name="gr100" draw:text-style-name="P25" draw:layer="layout" svg:width="3.175cm" svg:height="2.228cm" svg:x="22.633cm" svg:y="16.597cm">
          <draw:text-box>
            <text:p><text:span text:style-name="T22">M</text:span>a<text:span text:style-name="T23">li</text:span><text:span text:style-name="T23">ci</text:span><text:span text:style-name="T23">o</text:span>us</text:p>
          </draw:text-box>
        </draw:frame>
      </draw:page>
      <draw:page draw:name="page12" draw:style-name="dp1" draw:master-page-name="Default">
        <draw:custom-shape draw:style-name="gr97" draw:text-style-name="P22" xml:id="id24" draw:id="id24" draw:layer="layout" svg:width="2.205cm" svg:height="8.128cm" svg:x="3.589cm" svg:y="5.318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3" draw:layer="layout" svg:width="17.526cm" svg:height="9.906cm" svg:x="3.286cm" svg:y="4.68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75"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1cm" svg:y1="9.509cm" svg:x2="3.159cm" svg:y2="9.509cm">
          <text:p/>
        </draw:line>
        <draw:line draw:style-name="gr29" draw:text-style-name="P3" draw:layer="layout" svg:x1="5.236cm" svg:y1="9.422cm" svg:x2="7.395cm" svg:y2="9.422cm">
          <text:p/>
        </draw:line>
        <draw:frame draw:style-name="gr93" draw:text-style-name="P25" draw:layer="layout" svg:width="3.048cm" svg:height="1.016cm" svg:x="0.619cm" svg:y="8.366cm">
          <draw:text-box>
            <text:p>RoIAlign</text:p>
          </draw:text-box>
        </draw:frame>
        <draw:custom-shape draw:style-name="gr97" draw:text-style-name="P22" draw:layer="layout" svg:width="2.205cm" svg:height="8.128cm" svg:x="8.14cm" svg:y="5.318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24">7</text:span><text:span text:style-name="T14">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9.787cm" svg:y1="9.422cm" svg:x2="11.946cm" svg:y2="9.422cm">
          <text:p/>
        </draw:line>
        <draw:custom-shape draw:style-name="gr97" draw:text-style-name="P22" draw:layer="layout" svg:width="2.205cm" svg:height="8.128cm" svg:x="12.891cm" svg:y="5.318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4.538cm" svg:y1="9.422cm" svg:x2="16.697cm" svg:y2="9.422cm">
          <text:p/>
        </draw:line>
        <draw:custom-shape draw:style-name="gr97" draw:text-style-name="P22" draw:layer="layout" svg:width="2.205cm" svg:height="8.128cm" svg:x="17.642cm" svg:y="5.318cm">
          <text:p text:style-name="P2"><text:span text:style-name="T14"/></text:p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9.289cm" svg:y1="9.422cm" svg:x2="22.336cm" svg:y2="9.382cm">
          <text:p/>
        </draw:line>
        <draw:custom-shape draw:style-name="gr102" draw:text-style-name="P2" xml:id="id22" draw:id="id22" draw:layer="layout" svg:width="2.205cm" svg:height="8.128cm" svg:x="22.593cm" svg:y="5.318cm">
          <text:p text:style-name="P2"><text:span text:style-name="T14"/></text:p>
          <text:p text:style-name="P2"><text:span text:style-name="T14"><text:s text:c="7"/></text:span><text:span text:style-name="T14">7×7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2" draw:text-style-name="P3" draw:layer="layout" svg:x1="23.695cm" svg:y1="13.446cm" svg:x2="15.732cm" svg:y2="15.505cm" draw:start-shape="id22" draw:start-glue-point="2" draw:end-shape="id23" draw:end-glue-point="1" svg:d="M23695 13446v2059h-7963" svg:viewBox="0 0 7964 2060">
          <text:p/>
        </draw:connector>
        <draw:frame draw:style-name="gr93" draw:text-style-name="P25" xml:id="id25" draw:id="id25" draw:layer="layout" svg:width="2.794cm" svg:height="1.016cm" svg:x="3.286cm" svg:y="14.97cm">
          <draw:text-box>
            <text:p>Concat</text:p>
          </draw:text-box>
        </draw:frame>
        <draw:line draw:style-name="gr91" draw:text-style-name="P3" draw:layer="layout" svg:x1="16.093cm" svg:y1="2.02cm" svg:x2="20.177cm" svg:y2="2.905cm">
          <text:p/>
        </draw:line>
        <draw:connector draw:style-name="gr92" draw:text-style-name="P3" draw:layer="layout" svg:x1="4.691cm" svg:y1="13.446cm" svg:x2="4.683cm" svg:y2="14.97cm" draw:start-shape="id24" draw:start-glue-point="2" draw:end-shape="id25" draw:end-glue-point="0" svg:d="M4691 13446v763h-8v761" svg:viewBox="0 0 9 1525">
          <text:p/>
        </draw:connector>
        <draw:frame draw:style-name="gr103" draw:text-style-name="P25" xml:id="id23" draw:id="id23" draw:layer="layout" svg:width="3.937cm" svg:height="0.962cm" svg:x="11.795cm" svg:y="15.024cm">
          <draw:text-box>
            <text:p>MaxPooling</text:p>
          </draw:text-box>
        </draw:frame>
        <draw:connector draw:style-name="gr92" draw:text-style-name="P3" draw:layer="layout" svg:x1="11.795cm" svg:y1="15.505cm" svg:x2="6.08cm" svg:y2="15.478cm" draw:start-shape="id23" draw:start-glue-point="3" draw:end-shape="id25" draw:end-glue-point="1" svg:d="M11795 15505h-2857v-27h-2858" svg:viewBox="0 0 5716 28">
          <text:p/>
        </draw:connector>
      </draw:page>
      <draw:page draw:name="page13" draw:style-name="dp1" draw:master-page-name="Default">
        <draw:frame draw:style-name="gr104" draw:text-style-name="P28" draw:layer="layout" svg:width="1.425cm" svg:height="1.238cm" svg:x="12.684cm" svg:y="9.182cm">
          <draw:text-box>
            <text:p><text:span text:style-name="T25">×4</text:span></text:p>
          </draw:text-box>
        </draw:frame>
        <draw:custom-shape draw:style-name="gr105" draw:text-style-name="P2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6" draw:text-style-name="P2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2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2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4.58cm" svg:y1="10.915cm" svg:x2="4.58cm" svg:y2="9.203cm">
          <text:p/>
        </draw:line>
        <draw:line draw:style-name="gr29" draw:text-style-name="P3" draw:layer="layout" svg:x1="4.58cm" svg:y1="13.883cm" svg:x2="4.58cm" svg:y2="12.171cm">
          <text:p/>
        </draw:line>
        <draw:line draw:style-name="gr29" draw:text-style-name="P3" draw:layer="layout" svg:x1="4.58cm" svg:y1="16.623cm" svg:x2="4.58cm" svg:y2="15.253cm">
          <text:p/>
        </draw:line>
        <draw:frame draw:style-name="gr64" draw:text-style-name="P25" draw:layer="layout" svg:width="3.852cm" svg:height="1.014cm" svg:x="2.698cm" svg:y="16.623cm">
          <draw:text-box>
            <text:p>Input Image</text:p>
          </draw:text-box>
        </draw:frame>
        <draw:line draw:style-name="gr29" draw:text-style-name="P3" draw:layer="layout" svg:x1="4.58cm" svg:y1="8.057cm" svg:x2="4.58cm" svg:y2="6.345cm">
          <text:p/>
        </draw:line>
        <draw:custom-shape draw:style-name="gr109" draw:text-style-name="P3" draw:layer="layout" svg:width="7.239cm" svg:height="12.558cm" svg:x="1.062cm" svg:y="3.26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0" draw:text-style-name="P22" draw:layer="layout" svg:width="1.476cm" svg:height="4.123cm" svg:x="10.695cm" svg:y="3.463cm">
          <text:p text:style-name="P2"><text:span text:style-name="T14"/></text:p>
          <text:p text:style-name="P2"><text:span text:style-name="T15"><text:s text:c="7"/></text:span><text:span text:style-name="T15">7×7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21" draw:layer="layout" svg:width="5.289cm" svg:height="0.551cm" svg:x="18.86cm" svg:y="5.123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3" draw:layer="layout" svg:width="18.175cm" svg:height="4.445cm" svg:x="10.525cm" svg:y="3.302cm">
          <text:p text:style-name="P2"><text:s text:c="79"/>R-CNN Head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8.764cm" svg:y1="5.498cm" svg:x2="10.208cm" svg:y2="5.498cm">
          <text:p/>
        </draw:line>
        <draw:custom-shape draw:style-name="gr113" draw:text-style-name="P21" draw:layer="layout" svg:width="5.291cm" svg:height="0.551cm" svg:x="13.374cm" svg:y="5.123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1.797cm" svg:y1="5.461cm" svg:x2="13.241cm" svg:y2="5.461cm">
          <text:p/>
        </draw:line>
        <draw:connector draw:style-name="gr92" draw:text-style-name="P3" draw:layer="layout" draw:line-skew="-0.175cm" svg:x1="24.319cm" svg:y1="5.391cm" svg:x2="26.038cm" svg:y2="4.746cm" svg:d="M24319 5391h685v-645h1034" svg:viewBox="0 0 1720 646">
          <text:p/>
        </draw:connector>
        <draw:frame draw:style-name="gr114" draw:text-style-name="P13" draw:layer="layout" svg:width="2.039cm" svg:height="1.673cm" svg:x="8.609cm" svg:y="3.816cm">
          <draw:text-box>
            <text:p><text:span text:style-name="T10">RoI</text:span></text:p>
            <text:p><text:span text:style-name="T10">Align</text:span></text:p>
          </draw:text-box>
        </draw:frame>
        <draw:connector draw:style-name="gr92" draw:text-style-name="P3" draw:layer="layout" draw:line-skew="-0.178cm" svg:x1="24.307cm" svg:y1="5.391cm" svg:x2="26.058cm" svg:y2="6.008cm" svg:d="M24307 5391h698v617h1053" svg:viewBox="0 0 1752 618">
          <text:p/>
        </draw:connector>
        <draw:frame draw:style-name="gr103" draw:text-style-name="P25" draw:layer="layout" svg:width="2.16cm" svg:height="0.962cm" svg:x="26.018cm" svg:y="4.334cm">
          <draw:text-box>
            <text:p>Class</text:p>
          </draw:text-box>
        </draw:frame>
        <draw:frame draw:style-name="gr103" draw:text-style-name="P25" draw:layer="layout" svg:width="1.693cm" svg:height="0.962cm" svg:x="26.104cm" svg:y="5.565cm">
          <draw:text-box>
            <text:p>Box</text:p>
          </draw:text-box>
        </draw:frame>
        <draw:custom-shape draw:style-name="gr115" draw:text-style-name="P3" draw:layer="layout" svg:width="13.061cm" svg:height="4.953cm" svg:x="10.643cm" svg:y="8.23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30"/></text:p>
          <text:p text:style-name="P2"><text:s text:c="30"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6" draw:text-style-name="P22" xml:id="id28" draw:id="id28" draw:layer="layout" svg:width="1.644cm" svg:height="3.425cm" svg:x="10.868cm" svg:y="8.493cm">
          <text:p text:style-name="P2"><text:span text:style-name="T15"/></text:p>
          <text:p text:style-name="P2"><text:span text:style-name="T15"><text:s text:c="6"/></text:span><text:span text:style-name="T15">14×14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8" draw:text-style-name="P3" draw:layer="layout" svg:x1="12.496cm" svg:y1="10.287cm" svg:x2="14.105cm" svg:y2="10.287cm">
          <text:p/>
        </draw:line>
        <draw:custom-shape draw:style-name="gr116" draw:text-style-name="P22" draw:layer="layout" svg:width="1.644cm" svg:height="3.425cm" svg:x="14.26cm" svg:y="8.493cm">
          <text:p text:style-name="P2"><text:span text:style-name="T15"/></text:p>
          <text:p text:style-name="P2"><text:span text:style-name="T15"><text:s text:c="6"/></text:span><text:span text:style-name="T15">14×14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5.888cm" svg:y1="10.287cm" svg:x2="17.497cm" svg:y2="10.287cm">
          <text:p/>
        </draw:line>
        <draw:custom-shape draw:style-name="gr117" draw:text-style-name="P22" draw:layer="layout" svg:width="1.643cm" svg:height="3.425cm" svg:x="17.801cm" svg:y="8.493cm">
          <text:p text:style-name="P2"><text:span text:style-name="T15"/></text:p>
          <text:p text:style-name="P2"><text:span text:style-name="T15"><text:s text:c="6"/></text:span><text:span text:style-name="T15">28×28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9.428cm" svg:y1="10.287cm" svg:x2="21.037cm" svg:y2="10.287cm">
          <text:p/>
        </draw:line>
        <draw:custom-shape draw:style-name="gr117" draw:text-style-name="P22" draw:layer="layout" svg:width="1.643cm" svg:height="3.425cm" svg:x="21.342cm" svg:y="8.493cm">
          <text:p text:style-name="P2"><text:span text:style-name="T15"/></text:p>
          <text:p text:style-name="P2"><text:span text:style-name="T15"><text:s text:c="7"/></text:span><text:span text:style-name="T15">28×28</text:span></text:p>
          <text:p text:style-name="P2"><text:span text:style-name="T15"><text:s text:c="7"/></text:span><text:span text:style-name="T15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23.225cm" svg:y1="10.325cm" svg:x2="25.511cm" svg:y2="10.271cm">
          <text:p/>
        </draw:line>
        <draw:custom-shape draw:style-name="gr117" draw:text-style-name="P22" xml:id="id26" draw:id="id26" draw:layer="layout" svg:width="1.643cm" svg:height="3.425cm" svg:x="25.832cm" svg:y="8.493cm">
          <text:p text:style-name="P2"><text:span text:style-name="T15"><text:s text:c="7"/></text:span><text:span text:style-name="T15">28×28</text:span></text:p>
          <text:p text:style-name="P2"><text:span text:style-name="T15"><text:s text:c="7"/></text:span><text:span text:style-name="T15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8" draw:text-style-name="P3" draw:layer="layout" svg:x1="26.653cm" svg:y1="11.918cm" svg:x2="20.812cm" svg:y2="13.792cm" draw:start-shape="id26" draw:start-glue-point="2" draw:end-shape="id27" draw:end-glue-point="1" svg:d="M26653 11918v1874h-5841" svg:viewBox="0 0 5842 1875">
          <text:p/>
        </draw:connector>
        <draw:frame draw:style-name="gr103" draw:text-style-name="P25" xml:id="id29" draw:id="id29" draw:layer="layout" svg:width="2.708cm" svg:height="0.962cm" svg:x="10.317cm" svg:y="13.319cm">
          <draw:text-box>
            <text:p>Concat</text:p>
          </draw:text-box>
        </draw:frame>
        <draw:connector draw:style-name="gr92" draw:text-style-name="P3" draw:layer="layout" svg:x1="11.69cm" svg:y1="11.918cm" svg:x2="11.671cm" svg:y2="13.319cm" draw:start-shape="id28" draw:start-glue-point="2" draw:end-shape="id29" draw:end-glue-point="0" svg:d="M11690 11918v701h-19v700" svg:viewBox="0 0 20 1402">
          <text:p/>
        </draw:connector>
        <draw:frame draw:style-name="gr103" draw:text-style-name="P25" xml:id="id27" draw:id="id27" draw:layer="layout" svg:width="3.828cm" svg:height="0.962cm" svg:x="16.984cm" svg:y="13.311cm">
          <draw:text-box>
            <text:p>MaxPooling</text:p>
          </draw:text-box>
        </draw:frame>
        <draw:connector draw:style-name="gr92" draw:text-style-name="P3" draw:layer="layout" svg:x1="16.984cm" svg:y1="13.792cm" svg:x2="13.025cm" svg:y2="13.8cm" draw:start-shape="id27" draw:start-glue-point="3" draw:end-shape="id29" draw:end-glue-point="1" svg:d="M16984 13792h-1979v8h-1980" svg:viewBox="0 0 3960 9">
          <text:p/>
        </draw:connector>
        <draw:custom-shape draw:style-name="gr119" draw:text-style-name="P21" draw:layer="layout" svg:width="3.18cm" svg:height="0.636cm" svg:x="21.915cm" svg:y="16.547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3" draw:layer="layout" svg:width="18.048cm" svg:height="4.064cm" svg:x="10.652cm" svg:y="14.716cm">
          <text:p text:style-name="P2"/>
          <text:p text:style-name="P2"/>
          <text:p text:style-name="P2"/>
          <text:p text:style-name="P2"/>
          <text:p text:style-name="P2"><text:s text:c="73"/><text:span text:style-name="T27">MaskIoU Head</text:span></text:p>
          <draw:enhanced-geometry svg:viewBox="0 0 21600 21600" draw:type="rectangle" draw:enhanced-path="M 0 0 L 21600 0 21600 21600 0 21600 0 0 Z N"/>
        </draw:custom-shape>
        <draw:custom-shape draw:style-name="gr121" draw:text-style-name="P21" draw:layer="layout" svg:width="3.18cm" svg:height="0.634cm" svg:x="18.62cm" svg:y="16.549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4" draw:text-style-name="P29" draw:layer="layout" svg:width="3.321cm" svg:height="1.014cm" svg:x="24.949cm" svg:y="15.545cm">
          <draw:text-box>
            <text:p><text:span text:style-name="T27">MaskIoU</text:span></text:p>
          </draw:text-box>
        </draw:frame>
        <draw:custom-shape draw:style-name="gr122" draw:text-style-name="P21" draw:layer="layout" svg:width="1.356cm" svg:height="0.636cm" svg:x="25.806cm" svg:y="16.482cm">
          <text:p text:style-name="P2"><text:span text:style-name="T26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3" draw:text-style-name="P22" xml:id="id30" draw:id="id30" draw:layer="layout" svg:width="1.383cm" svg:height="2.955cm" svg:x="10.975cm" svg:y="15.406cm">
          <text:p text:style-name="P2"><text:span text:style-name="T14"/></text:p>
          <text:p text:style-name="P2"><text:span text:style-name="T15"><text:s text:c="7"/></text:span><text:span text:style-name="T15">14×14</text:span></text:p>
          <text:p text:style-name="P2"><text:span text:style-name="T15"><text:s text:c="7"/></text:span><text:span text:style-name="T15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8" draw:text-style-name="P3" draw:layer="layout" svg:x1="12.427cm" svg:y1="16.929cm" svg:x2="13.781cm" svg:y2="16.929cm">
          <text:p/>
        </draw:line>
        <draw:custom-shape draw:style-name="gr67" draw:text-style-name="P22" draw:layer="layout" svg:width="1.382cm" svg:height="2.955cm" svg:x="13.79cm" svg:y="15.406cm">
          <text:p text:style-name="P2"><text:span text:style-name="T14"/></text:p>
          <text:p text:style-name="P2"><text:span text:style-name="T15"><text:s text:c="7"/></text:span><text:span text:style-name="T15">14×14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4.823cm" svg:y1="16.898cm" svg:x2="16.177cm" svg:y2="16.898cm">
          <text:p/>
        </draw:line>
        <draw:custom-shape draw:style-name="gr67" draw:text-style-name="P22" draw:layer="layout" svg:width="1.382cm" svg:height="2.955cm" svg:x="16.205cm" svg:y="15.406cm">
          <text:p text:style-name="P2"><text:span text:style-name="T14"/></text:p>
          <text:p text:style-name="P2"><text:span text:style-name="T15"><text:s text:c="7"/></text:span><text:span text:style-name="T15">7×7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7.237cm" svg:y1="16.898cm" svg:x2="18.591cm" svg:y2="16.898cm">
          <text:p/>
        </draw:line>
        <draw:frame draw:style-name="gr124" draw:text-style-name="P28" draw:layer="layout" svg:width="1.422cm" svg:height="1.05cm" svg:x="12.43cm" svg:y="15.732cm">
          <draw:text-box>
            <text:p><text:span text:style-name="T25">×3</text:span></text:p>
          </draw:text-box>
        </draw:frame>
        <draw:line draw:style-name="gr91" draw:text-style-name="P3" draw:layer="layout" svg:x1="8.865cm" svg:y1="11.004cm" svg:x2="10.309cm" svg:y2="11.004cm">
          <text:p/>
        </draw:line>
        <draw:frame draw:style-name="gr114" draw:text-style-name="P13" draw:layer="layout" svg:width="2.039cm" svg:height="1.673cm" svg:x="8.71cm" svg:y="9.322cm">
          <draw:text-box>
            <text:p><text:span text:style-name="T10">RoI</text:span></text:p>
            <text:p><text:span text:style-name="T10">Align</text:span></text:p>
          </draw:text-box>
        </draw:frame>
        <draw:connector draw:style-name="gr92" draw:text-style-name="P3" draw:layer="layout" svg:x1="11.671cm" svg:y1="14.281cm" svg:x2="11.666cm" svg:y2="15.406cm" draw:start-shape="id29" draw:start-glue-point="2" draw:end-shape="id30" svg:d="M11671 14281v562h-5v563" svg:viewBox="0 0 6 1126">
          <text:p/>
        </draw:connector>
      </draw:page>
      <draw:page draw:name="page14" draw:style-name="dp1" draw:master-page-name="Default">
        <draw:frame draw:style-name="gr104" draw:text-style-name="P28" draw:layer="layout" svg:width="1.425cm" svg:height="1.238cm" svg:x="12.684cm" svg:y="9.182cm">
          <draw:text-box>
            <text:p><text:span text:style-name="T25">×4</text:span></text:p>
          </draw:text-box>
        </draw:frame>
        <draw:custom-shape draw:style-name="gr105" draw:text-style-name="P2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6" draw:text-style-name="P2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2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2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4.58cm" svg:y1="10.915cm" svg:x2="4.58cm" svg:y2="9.203cm">
          <text:p/>
        </draw:line>
        <draw:line draw:style-name="gr29" draw:text-style-name="P3" draw:layer="layout" svg:x1="4.58cm" svg:y1="13.883cm" svg:x2="4.58cm" svg:y2="12.171cm">
          <text:p/>
        </draw:line>
        <draw:line draw:style-name="gr29" draw:text-style-name="P3" draw:layer="layout" svg:x1="4.58cm" svg:y1="16.623cm" svg:x2="4.58cm" svg:y2="15.253cm">
          <text:p/>
        </draw:line>
        <draw:frame draw:style-name="gr64" draw:text-style-name="P25" draw:layer="layout" svg:width="3.852cm" svg:height="1.014cm" svg:x="2.698cm" svg:y="16.623cm">
          <draw:text-box>
            <text:p>Input Image</text:p>
          </draw:text-box>
        </draw:frame>
        <draw:line draw:style-name="gr29" draw:text-style-name="P3" draw:layer="layout" svg:x1="4.58cm" svg:y1="8.057cm" svg:x2="4.58cm" svg:y2="6.345cm">
          <text:p/>
        </draw:line>
        <draw:custom-shape draw:style-name="gr109" draw:text-style-name="P3" draw:layer="layout" svg:width="7.239cm" svg:height="12.558cm" svg:x="1.062cm" svg:y="3.26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0" draw:text-style-name="P22" draw:layer="layout" svg:width="1.476cm" svg:height="4.123cm" svg:x="10.695cm" svg:y="3.463cm">
          <text:p text:style-name="P2"><text:span text:style-name="T14"/></text:p>
          <text:p text:style-name="P2"><text:span text:style-name="T15"><text:s text:c="7"/></text:span><text:span text:style-name="T15">7×7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21" draw:layer="layout" svg:width="5.289cm" svg:height="0.551cm" svg:x="18.86cm" svg:y="5.123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3" draw:layer="layout" svg:width="18.175cm" svg:height="4.445cm" svg:x="10.525cm" svg:y="3.302cm">
          <text:p text:style-name="P2">R-CNN Head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8.764cm" svg:y1="5.498cm" svg:x2="10.208cm" svg:y2="5.498cm">
          <text:p/>
        </draw:line>
        <draw:custom-shape draw:style-name="gr113" draw:text-style-name="P21" draw:layer="layout" svg:width="5.291cm" svg:height="0.551cm" svg:x="13.374cm" svg:y="5.123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1.797cm" svg:y1="5.461cm" svg:x2="13.241cm" svg:y2="5.461cm">
          <text:p/>
        </draw:line>
        <draw:connector draw:style-name="gr92" draw:text-style-name="P3" draw:layer="layout" draw:line-skew="-0.176cm" svg:x1="24.319cm" svg:y1="5.391cm" svg:x2="26.038cm" svg:y2="4.746cm" svg:d="M24319 5391h684v-645h1035" svg:viewBox="0 0 1720 646">
          <text:p/>
        </draw:connector>
        <draw:frame draw:style-name="gr114" draw:text-style-name="P13" draw:layer="layout" svg:width="2.039cm" svg:height="1.673cm" svg:x="8.609cm" svg:y="3.816cm">
          <draw:text-box>
            <text:p><text:span text:style-name="T10">RoI</text:span></text:p>
            <text:p><text:span text:style-name="T10">Align</text:span></text:p>
          </draw:text-box>
        </draw:frame>
        <draw:connector draw:style-name="gr92" draw:text-style-name="P3" draw:layer="layout" draw:line-skew="-0.18cm" svg:x1="24.307cm" svg:y1="5.391cm" svg:x2="26.058cm" svg:y2="6.008cm" svg:d="M24307 5391h696v617h1055" svg:viewBox="0 0 1752 618">
          <text:p/>
        </draw:connector>
        <draw:frame draw:style-name="gr103" draw:text-style-name="P25" draw:layer="layout" svg:width="2.16cm" svg:height="0.962cm" svg:x="26.018cm" svg:y="4.334cm">
          <draw:text-box>
            <text:p>Class</text:p>
          </draw:text-box>
        </draw:frame>
        <draw:frame draw:style-name="gr103" draw:text-style-name="P25" draw:layer="layout" svg:width="1.693cm" svg:height="0.962cm" svg:x="26.104cm" svg:y="5.565cm">
          <draw:text-box>
            <text:p>Box</text:p>
          </draw:text-box>
        </draw:frame>
        <draw:custom-shape draw:style-name="gr115" draw:text-style-name="P3" draw:layer="layout" svg:width="13.061cm" svg:height="4.953cm" svg:x="10.643cm" svg:y="8.23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30"/></text:p>
          <text:p text:style-name="P2"><text:s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6" draw:text-style-name="P22" xml:id="id33" draw:id="id33" draw:layer="layout" svg:width="1.644cm" svg:height="3.425cm" svg:x="10.868cm" svg:y="8.493cm">
          <text:p text:style-name="P2"><text:span text:style-name="T15"/></text:p>
          <text:p text:style-name="P2"><text:span text:style-name="T15"><text:s text:c="6"/></text:span><text:span text:style-name="T15">14×14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8" draw:text-style-name="P3" draw:layer="layout" svg:x1="12.496cm" svg:y1="10.287cm" svg:x2="14.105cm" svg:y2="10.287cm">
          <text:p/>
        </draw:line>
        <draw:custom-shape draw:style-name="gr116" draw:text-style-name="P22" draw:layer="layout" svg:width="1.644cm" svg:height="3.425cm" svg:x="14.26cm" svg:y="8.493cm">
          <text:p text:style-name="P2"><text:span text:style-name="T15"/></text:p>
          <text:p text:style-name="P2"><text:span text:style-name="T15"><text:s text:c="6"/></text:span><text:span text:style-name="T15">14×14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5.888cm" svg:y1="10.287cm" svg:x2="17.497cm" svg:y2="10.287cm">
          <text:p/>
        </draw:line>
        <draw:custom-shape draw:style-name="gr117" draw:text-style-name="P22" draw:layer="layout" svg:width="1.643cm" svg:height="3.425cm" svg:x="17.801cm" svg:y="8.493cm">
          <text:p text:style-name="P2"><text:span text:style-name="T15"/></text:p>
          <text:p text:style-name="P2"><text:span text:style-name="T15"><text:s text:c="6"/></text:span><text:span text:style-name="T16">28×28</text:span></text:p>
          <text:p text:style-name="P2"><text:span text:style-name="T16"><text:s text:c="7"/></text:span><text:span text:style-name="T16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9.428cm" svg:y1="10.287cm" svg:x2="21.037cm" svg:y2="10.287cm">
          <text:p/>
        </draw:line>
        <draw:custom-shape draw:style-name="gr117" draw:text-style-name="P22" draw:layer="layout" svg:width="1.643cm" svg:height="3.425cm" svg:x="21.342cm" svg:y="8.493cm">
          <text:p text:style-name="P2"><text:span text:style-name="T15"/></text:p>
          <text:p text:style-name="P2"><text:span text:style-name="T15"><text:s text:c="7"/></text:span><text:span text:style-name="T15">28×28</text:span></text:p>
          <text:p text:style-name="P2"><text:span text:style-name="T15"><text:s text:c="7"/></text:span><text:span text:style-name="T15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23.225cm" svg:y1="10.325cm" svg:x2="25.511cm" svg:y2="10.271cm">
          <text:p/>
        </draw:line>
        <draw:custom-shape draw:style-name="gr117" draw:text-style-name="P22" xml:id="id31" draw:id="id31" draw:layer="layout" svg:width="1.643cm" svg:height="3.425cm" svg:x="25.832cm" svg:y="8.493cm">
          <text:p text:style-name="P2"><text:span text:style-name="T15"><text:s text:c="7"/></text:span><text:span text:style-name="T15">28×28</text:span></text:p>
          <text:p text:style-name="P2"><text:span text:style-name="T15"><text:s text:c="7"/></text:span><text:span text:style-name="T15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8" draw:text-style-name="P3" draw:layer="layout" svg:x1="26.653cm" svg:y1="11.918cm" svg:x2="20.812cm" svg:y2="13.792cm" draw:start-shape="id31" draw:start-glue-point="2" draw:end-shape="id32" draw:end-glue-point="1" svg:d="M26653 11918v1874h-5841" svg:viewBox="0 0 5842 1875">
          <text:p/>
        </draw:connector>
        <draw:frame draw:style-name="gr103" draw:text-style-name="P25" xml:id="id34" draw:id="id34" draw:layer="layout" svg:width="2.708cm" svg:height="0.962cm" svg:x="10.317cm" svg:y="13.319cm">
          <draw:text-box>
            <text:p>Concat</text:p>
          </draw:text-box>
        </draw:frame>
        <draw:connector draw:style-name="gr92" draw:text-style-name="P3" draw:layer="layout" svg:x1="11.69cm" svg:y1="11.918cm" svg:x2="11.671cm" svg:y2="13.319cm" draw:start-shape="id33" draw:start-glue-point="2" draw:end-shape="id34" draw:end-glue-point="0" svg:d="M11690 11918v701h-19v700" svg:viewBox="0 0 20 1402">
          <text:p/>
        </draw:connector>
        <draw:frame draw:style-name="gr103" draw:text-style-name="P25" xml:id="id32" draw:id="id32" draw:layer="layout" svg:width="3.828cm" svg:height="0.962cm" svg:x="16.984cm" svg:y="13.311cm">
          <draw:text-box>
            <text:p>MaxPooling</text:p>
          </draw:text-box>
        </draw:frame>
        <draw:connector draw:style-name="gr92" draw:text-style-name="P3" draw:layer="layout" svg:x1="16.984cm" svg:y1="13.792cm" svg:x2="13.025cm" svg:y2="13.8cm" draw:start-shape="id32" draw:start-glue-point="3" draw:end-shape="id34" draw:end-glue-point="1" svg:d="M16984 13792h-1979v8h-1980" svg:viewBox="0 0 3960 9">
          <text:p/>
        </draw:connector>
        <draw:custom-shape draw:style-name="gr119" draw:text-style-name="P21" draw:layer="layout" svg:width="3.18cm" svg:height="0.636cm" svg:x="21.915cm" svg:y="16.547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3" draw:layer="layout" svg:width="18.048cm" svg:height="4.064cm" svg:x="10.652cm" svg:y="14.716cm">
          <text:p text:style-name="P2"><text:s text:c="9"/><text:span text:style-name="T27">MaskIoU Head</text:span></text:p>
          <text:p text:style-name="P2"><text:span text:style-name="T27"/></text:p>
          <text:p text:style-name="P2"><text:span text:style-name="T27"/></text:p>
          <text:p text:style-name="P2"><text:span text:style-name="T27"/></text:p>
          <text:p text:style-name="P2"><text:span text:style-name="T27"/></text:p>
          <draw:enhanced-geometry svg:viewBox="0 0 21600 21600" draw:type="rectangle" draw:enhanced-path="M 0 0 L 21600 0 21600 21600 0 21600 0 0 Z N"/>
        </draw:custom-shape>
        <draw:custom-shape draw:style-name="gr121" draw:text-style-name="P21" draw:layer="layout" svg:width="3.18cm" svg:height="0.634cm" svg:x="18.62cm" svg:y="16.549cm">
          <text:p text:style-name="P2"><text:span text:style-name="T26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4" draw:text-style-name="P29" draw:layer="layout" svg:width="3.321cm" svg:height="1.014cm" svg:x="24.949cm" svg:y="15.545cm">
          <draw:text-box>
            <text:p><text:span text:style-name="T27">MaskIoU</text:span></text:p>
          </draw:text-box>
        </draw:frame>
        <draw:custom-shape draw:style-name="gr122" draw:text-style-name="P21" draw:layer="layout" svg:width="1.356cm" svg:height="0.636cm" svg:x="25.806cm" svg:y="16.482cm">
          <text:p text:style-name="P2"><text:span text:style-name="T26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3" draw:text-style-name="P22" xml:id="id35" draw:id="id35" draw:layer="layout" svg:width="1.383cm" svg:height="2.955cm" svg:x="10.975cm" svg:y="15.406cm">
          <text:p text:style-name="P2"><text:span text:style-name="T14"/></text:p>
          <text:p text:style-name="P2"><text:span text:style-name="T15"><text:s text:c="7"/></text:span><text:span text:style-name="T15">14×14</text:span></text:p>
          <text:p text:style-name="P2"><text:span text:style-name="T15"><text:s text:c="7"/></text:span><text:span text:style-name="T15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8" draw:text-style-name="P3" draw:layer="layout" svg:x1="12.427cm" svg:y1="16.929cm" svg:x2="13.781cm" svg:y2="16.929cm">
          <text:p/>
        </draw:line>
        <draw:custom-shape draw:style-name="gr67" draw:text-style-name="P22" draw:layer="layout" svg:width="1.382cm" svg:height="2.955cm" svg:x="13.79cm" svg:y="15.406cm">
          <text:p text:style-name="P2"><text:span text:style-name="T14"/></text:p>
          <text:p text:style-name="P2"><text:span text:style-name="T15"><text:s text:c="7"/></text:span><text:span text:style-name="T15">14×14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4.823cm" svg:y1="16.898cm" svg:x2="16.177cm" svg:y2="16.898cm">
          <text:p/>
        </draw:line>
        <draw:custom-shape draw:style-name="gr67" draw:text-style-name="P22" draw:layer="layout" svg:width="1.382cm" svg:height="2.955cm" svg:x="16.205cm" svg:y="15.406cm">
          <text:p text:style-name="P2"><text:span text:style-name="T14"/></text:p>
          <text:p text:style-name="P2"><text:span text:style-name="T15"><text:s text:c="7"/></text:span><text:span text:style-name="T15">7×7</text:span></text:p>
          <text:p text:style-name="P2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9" draw:text-style-name="P3" draw:layer="layout" svg:x1="17.237cm" svg:y1="16.898cm" svg:x2="18.591cm" svg:y2="16.898cm">
          <text:p/>
        </draw:line>
        <draw:frame draw:style-name="gr124" draw:text-style-name="P28" draw:layer="layout" svg:width="1.422cm" svg:height="1.05cm" svg:x="12.43cm" svg:y="15.732cm">
          <draw:text-box>
            <text:p><text:span text:style-name="T25">×3</text:span></text:p>
          </draw:text-box>
        </draw:frame>
        <draw:line draw:style-name="gr91" draw:text-style-name="P3" draw:layer="layout" svg:x1="8.865cm" svg:y1="11.004cm" svg:x2="10.309cm" svg:y2="11.004cm">
          <text:p/>
        </draw:line>
        <draw:frame draw:style-name="gr114" draw:text-style-name="P13" draw:layer="layout" svg:width="2.039cm" svg:height="1.673cm" svg:x="8.71cm" svg:y="9.322cm">
          <draw:text-box>
            <text:p><text:span text:style-name="T10">RoI</text:span></text:p>
            <text:p><text:span text:style-name="T10">Align</text:span></text:p>
          </draw:text-box>
        </draw:frame>
        <draw:connector draw:style-name="gr92" draw:text-style-name="P3" draw:layer="layout" svg:x1="11.671cm" svg:y1="14.281cm" svg:x2="11.666cm" svg:y2="15.406cm" draw:start-shape="id34" draw:start-glue-point="2" draw:end-shape="id35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2-16T15:54:17.957902256</dc:date>
    <meta:editing-duration>PT1H23M27S</meta:editing-duration>
    <meta:editing-cycles>21</meta:editing-cycles>
    <meta:generator>LibreOffice/6.0.7.3$Linux_X86_64 LibreOffice_project/00m0$Build-3</meta:generator>
    <meta:document-statistic meta:object-count="461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